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Blue_20_lines">
      <style:graphic-properties svg:stroke-color="#000000" draw:fill="solid" draw:fill-color="#ffffff" draw:textarea-horizontal-align="left" draw:textarea-vertical-align="top"/>
    </style:style>
    <style:style style:name="gr2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9999ff" draw:marker-end="Symmetric_20_Arrow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color="#9999ff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02cm" svg:stroke-color="#ff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9" style:family="graphic" style:parent-style-name="Blue_20_lines">
      <style:graphic-properties draw:marker-end-width="0.3cm" draw:textarea-horizontal-align="center" draw:textarea-vertical-align="middle"/>
    </style:style>
    <style:style style:name="gr10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1" style:family="graphic" style:parent-style-name="Blue_20_lines">
      <style:graphic-properties draw:stroke="dash" draw:stroke-dash="Fine_20_Dashed_20__28_var_29_" draw:marker-end-width="0.3cm" draw:textarea-horizontal-align="center" draw:textarea-vertical-align="middle"/>
    </style:style>
    <style:style style:name="gr12" style:family="graphic" style:parent-style-name="Blue_20_lines">
      <style:graphic-properties draw:marker-end-width="0.3cm" draw:fill="solid" draw:fill-color="#99ccff" draw:textarea-horizontal-align="center" draw:textarea-vertical-align="middle"/>
    </style:style>
    <style:style style:name="gr13" style:family="graphic" style:parent-style-name="standard">
      <style:graphic-properties svg:stroke-width="0cm" svg:stroke-color="#ff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repeat="1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text:enable-numbering="false" fo:text-indent="0cm"/>
    </style:style>
    <style:style style:name="P7" style:family="paragraph">
      <style:paragraph-properties fo:margin-left="0cm" fo:margin-right="0cm" fo:margin-top="0cm" fo:margin-bottom="0cm" fo:text-align="center" text:enable-numbering="false" fo:text-inden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style:paragraph-properties fo:margin-left="0cm" fo:margin-right="0cm" fo:line-height="120%" fo:text-align="center" fo:text-indent="0cm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left="0cm" fo:margin-right="0cm" fo:line-height="120%" fo:text-align="center" fo:text-indent="0cm"/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5cm" svg:height="11cm" svg:x="11.5cm" svg:y="68cm">
          <text:p text:style-name="P1"><text:span text:style-name="T1">Orphanage</text:span></text:p>
        </draw:rect>
        <draw:rect draw:style-name="gr2" draw:text-style-name="P4" draw:id="id1" draw:layer="layout" svg:width="3.5cm" svg:height="1.5cm" svg:x="12cm" svg:y="34.5cm">
          <text:p text:style-name="P3"><text:span text:style-name="T2">Live Alien</text:span></text:p>
        </draw:rect>
        <draw:circle draw:style-name="gr3" draw:text-style-name="P4" draw:id="id2" draw:layer="layout" svg:width="1.5cm" svg:height="1.5cm" svg:x="17.5cm" svg:y="34.5cm">
          <text:p text:style-name="P3"><text:span text:style-name="T2">And</text:span></text:p>
        </draw:circle>
        <draw:connector draw:style-name="gr4" draw:text-style-name="P5" draw:layer="layout" svg:x1="15.5cm" svg:y1="35.25cm" svg:x2="17.5cm" svg:y2="35.25cm" draw:start-shape="id1" draw:start-glue-point="1" draw:end-shape="id2" draw:end-glue-point="3">
          <text:p/>
        </draw:connector>
        <draw:rect draw:style-name="gr5" draw:text-style-name="P7" draw:id="id52" draw:layer="layout" svg:width="3.5cm" svg:height="1.5cm" svg:x="52.5cm" svg:y="32cm">
          <text:p text:style-name="P6"><text:span text:style-name="T3">UFO - Corrupter</text:span></text:p>
        </draw:rect>
        <draw:rect draw:style-name="gr6" draw:text-style-name="P4" draw:id="id3" draw:layer="layout" svg:width="3.5cm" svg:height="1.5cm" svg:x="21cm" svg:y="34.5cm">
          <text:p text:style-name="P3"><text:span text:style-name="T2">Anti-Alien Gas</text:span></text:p>
        </draw:rect>
        <draw:connector draw:style-name="gr7" draw:text-style-name="P5" draw:layer="layout" svg:x1="19cm" svg:y1="35.25cm" svg:x2="21cm" svg:y2="35.25cm" draw:start-shape="id2" draw:start-glue-point="1" draw:end-shape="id3">
          <text:p/>
        </draw:connector>
        <draw:rect draw:style-name="gr8" draw:text-style-name="P7" draw:id="id44" draw:layer="layout" svg:width="3.5cm" svg:height="1.5cm" svg:x="48cm" svg:y="67.5cm">
          <text:p text:style-name="P6"><text:span text:style-name="T3">Human-alien</text:span></text:p>
          <text:p text:style-name="P6"><text:span text:style-name="T3">Hybrid Armours</text:span></text:p>
        </draw:rect>
        <draw:rect draw:style-name="gr5" draw:text-style-name="P7" draw:id="id6" draw:layer="layout" svg:width="3.5cm" svg:height="1.5cm" svg:x="12cm" svg:y="39.5cm">
          <text:p text:style-name="P6"><text:span text:style-name="T3">Alien Autopsy - </text:span></text:p>
          <text:p text:style-name="P6"><text:span text:style-name="T3">Ortnok</text:span></text:p>
        </draw:rect>
        <draw:rect draw:style-name="gr5" draw:text-style-name="P7" draw:id="id4" draw:layer="layout" svg:width="3.5cm" svg:height="1.5cm" svg:x="16.5cm" svg:y="39.5cm">
          <text:p text:style-name="P6"><text:span text:style-name="T3">Alien Autopsy - </text:span></text:p>
          <text:p text:style-name="P6"><text:span text:style-name="T3">Taman</text:span></text:p>
        </draw:rect>
        <draw:rect draw:style-name="gr5" draw:text-style-name="P7" draw:id="id7" draw:layer="layout" svg:width="3.5cm" svg:height="1.5cm" svg:x="21cm" svg:y="39.5cm">
          <text:p text:style-name="P6"><text:span text:style-name="T3">Alien Autopsy - </text:span></text:p>
          <text:p text:style-name="P6"><text:span text:style-name="T3">Shevaar</text:span></text:p>
        </draw:rect>
        <draw:rect draw:style-name="gr5" draw:text-style-name="P7" draw:id="id67" draw:layer="layout" svg:width="3.5cm" svg:height="1.5cm" svg:x="12cm" svg:y="42cm">
          <text:p text:style-name="P6"><text:span text:style-name="T3">Alien Autopsy - </text:span></text:p>
          <text:p text:style-name="P6"><text:span text:style-name="T3">Bloodspider</text:span></text:p>
        </draw:rect>
        <draw:rect draw:style-name="gr5" draw:text-style-name="P7" draw:id="id96" draw:layer="layout" svg:width="3.5cm" svg:height="1.5cm" svg:x="21cm" svg:y="42cm">
          <text:p text:style-name="P6"><text:span text:style-name="T3">Alien Autopsy - </text:span></text:p>
          <text:p text:style-name="P6"><text:span text:style-name="T3">Hoverbot</text:span></text:p>
        </draw:rect>
        <draw:rect draw:style-name="gr6" draw:text-style-name="P4" draw:id="id8" draw:layer="layout" svg:width="3.5cm" svg:height="1.5cm" svg:x="16.5cm" svg:y="44.5cm">
          <text:p text:style-name="P3"><text:span text:style-name="T2">Alien Breathing</text:span></text:p>
          <text:p text:style-name="P3"><text:span text:style-name="T2">Apparatus</text:span></text:p>
        </draw:rect>
        <draw:rect draw:style-name="gr6" draw:text-style-name="P4" draw:id="id9" draw:layer="layout" svg:width="3.5cm" svg:height="1.5cm" svg:x="16.5cm" svg:y="47cm">
          <text:p text:style-name="P3"><text:span text:style-name="T2">Stun Rod</text:span></text:p>
        </draw:rect>
        <draw:circle draw:style-name="gr3" draw:text-style-name="P4" draw:id="id5" draw:layer="layout" svg:width="1.5cm" svg:height="1.5cm" svg:x="17.5cm" svg:y="42cm">
          <text:p text:style-name="P3"><text:span text:style-name="T2">Or</text:span></text:p>
        </draw:circle>
        <draw:connector draw:style-name="gr7" draw:text-style-name="P5" draw:layer="layout" svg:x1="18.25cm" svg:y1="41cm" svg:x2="18.25cm" svg:y2="42cm" draw:start-shape="id4" draw:start-glue-point="2" draw:end-shape="id5" draw:end-glue-point="0">
          <text:p/>
        </draw:connector>
        <draw:connector draw:style-name="gr7" draw:text-style-name="P5" draw:layer="layout" draw:line-skew="-0.01cm" svg:x1="13.75cm" svg:y1="41cm" svg:x2="18.25cm" svg:y2="42cm" draw:start-shape="id6" draw:start-glue-point="2" draw:end-shape="id5" draw:end-glue-point="0">
          <text:p/>
        </draw:connector>
        <draw:connector draw:style-name="gr7" draw:text-style-name="P5" draw:layer="layout" draw:line-skew="-0.01cm" svg:x1="22.75cm" svg:y1="41cm" svg:x2="18.25cm" svg:y2="42cm" draw:start-shape="id7" draw:start-glue-point="2" draw:end-shape="id5" draw:end-glue-point="0">
          <text:p/>
        </draw:connector>
        <draw:connector draw:style-name="gr7" draw:text-style-name="P5" draw:layer="layout" svg:x1="18.25cm" svg:y1="43.5cm" svg:x2="18.25cm" svg:y2="44.5cm" draw:start-shape="id5" draw:start-glue-point="2" draw:end-shape="id8" draw:end-glue-point="0">
          <text:p/>
        </draw:connector>
        <draw:connector draw:style-name="gr7" draw:text-style-name="P5" draw:layer="layout" svg:x1="18.25cm" svg:y1="46cm" svg:x2="18.25cm" svg:y2="47cm" draw:start-shape="id8" draw:start-glue-point="2" draw:end-shape="id9" draw:end-glue-point="0">
          <text:p/>
        </draw:connector>
        <draw:connector draw:style-name="gr7" draw:text-style-name="P5" draw:layer="layout" svg:x1="13.75cm" svg:y1="39.5cm" svg:x2="18.25cm" svg:y2="36cm" draw:start-shape="id6" draw:start-glue-point="0" draw:end-shape="id2" draw:end-glue-point="2">
          <text:p/>
        </draw:connector>
        <draw:connector draw:style-name="gr7" draw:text-style-name="P5" draw:layer="layout" svg:x1="18.25cm" svg:y1="39.5cm" svg:x2="18.25cm" svg:y2="36cm" draw:start-shape="id4" draw:start-glue-point="0" draw:end-shape="id2" draw:end-glue-point="2">
          <text:p/>
        </draw:connector>
        <draw:connector draw:style-name="gr7" draw:text-style-name="P5" draw:layer="layout" svg:x1="22.75cm" svg:y1="39.5cm" svg:x2="18.25cm" svg:y2="36cm" draw:start-shape="id7" draw:start-glue-point="0" draw:end-shape="id2" draw:end-glue-point="2">
          <text:p/>
        </draw:connector>
        <draw:rect draw:style-name="gr6" draw:text-style-name="P4" draw:id="id10" draw:layer="layout" svg:width="3.5cm" svg:height="1.5cm" svg:x="48cm" svg:y="34.5cm">
          <text:p text:style-name="P3"><text:span text:style-name="T2">UFO Theory</text:span></text:p>
        </draw:rect>
        <draw:rect draw:style-name="gr5" draw:text-style-name="P7" draw:id="id11" draw:layer="layout" svg:width="3.5cm" svg:height="1.5cm" svg:x="48cm" svg:y="32cm">
          <text:p text:style-name="P6"><text:span text:style-name="T3">UFO - Battleship</text:span></text:p>
        </draw:rect>
        <draw:rect draw:style-name="gr5" draw:text-style-name="P7" draw:id="id53" draw:layer="layout" svg:width="3.5cm" svg:height="1.5cm" svg:x="43.5cm" svg:y="32cm">
          <text:p text:style-name="P6"><text:span text:style-name="T3">UFO - Bomber</text:span></text:p>
        </draw:rect>
        <draw:rect draw:style-name="gr5" draw:text-style-name="P7" draw:id="id54" draw:layer="layout" svg:width="3.5cm" svg:height="1.5cm" svg:x="39cm" svg:y="32cm">
          <text:p text:style-name="P6"><text:span text:style-name="T3">UFO - Ripper</text:span></text:p>
        </draw:rect>
        <draw:rect draw:style-name="gr5" draw:text-style-name="P7" draw:id="id12" draw:layer="layout" svg:width="3.5cm" svg:height="1.5cm" svg:x="48cm" svg:y="39.5cm">
          <text:p text:style-name="P6"><text:span text:style-name="T3">UFO - Gunboat</text:span></text:p>
        </draw:rect>
        <draw:rect draw:style-name="gr2" draw:text-style-name="P4" draw:id="id13" draw:layer="layout" svg:width="3.5cm" svg:height="1.5cm" svg:x="43.5cm" svg:y="39.5cm">
          <text:p text:style-name="P3"><text:span text:style-name="T2">UFO - Fighter</text:span></text:p>
        </draw:rect>
        <draw:rect draw:style-name="gr2" draw:text-style-name="P4" draw:id="id16" draw:layer="layout" svg:width="3.5cm" svg:height="1.5cm" svg:x="39cm" svg:y="39.5cm">
          <text:p text:style-name="P3"><text:span text:style-name="T2">UFO - Scout</text:span></text:p>
        </draw:rect>
        <draw:rect draw:style-name="gr5" draw:text-style-name="P7" draw:id="id14" draw:layer="layout" svg:width="3.5cm" svg:height="1.5cm" svg:x="52.5cm" svg:y="39.5cm">
          <text:p text:style-name="P6"><text:span text:style-name="T3">UFO – </text:span></text:p>
          <text:p text:style-name="P6"><text:span text:style-name="T3">Supply Ship</text:span></text:p>
        </draw:rect>
        <draw:rect draw:style-name="gr2" draw:text-style-name="P4" draw:id="id15" draw:layer="layout" svg:width="3.5cm" svg:height="1.5cm" svg:x="57cm" svg:y="39.5cm">
          <text:p text:style-name="P3"><text:span text:style-name="T2">UFO - Harvester</text:span></text:p>
        </draw:rect>
        <draw:connector draw:style-name="gr9" draw:text-style-name="P5" draw:layer="layout" svg:x1="49.75cm" svg:y1="34.5cm" svg:x2="49.75cm" svg:y2="33.5cm" draw:start-shape="id10" draw:start-glue-point="0" draw:end-shape="id11" draw:end-glue-point="2">
          <text:p/>
        </draw:connector>
        <draw:connector draw:style-name="gr9" draw:text-style-name="P5" draw:layer="layout" svg:x1="49.75cm" svg:y1="36cm" svg:x2="49.75cm" svg:y2="39.5cm" draw:start-shape="id10" draw:start-glue-point="2" draw:end-shape="id12" draw:end-glue-point="0">
          <text:p/>
        </draw:connector>
        <draw:connector draw:style-name="gr9" draw:text-style-name="P5" draw:layer="layout" svg:x1="49.75cm" svg:y1="36cm" svg:x2="45.25cm" svg:y2="39.5cm" draw:start-shape="id10" draw:start-glue-point="2" draw:end-shape="id13" draw:end-glue-point="0">
          <text:p/>
        </draw:connector>
        <draw:connector draw:style-name="gr9" draw:text-style-name="P5" draw:layer="layout" svg:x1="49.75cm" svg:y1="36cm" svg:x2="54.25cm" svg:y2="39.5cm" draw:start-shape="id10" draw:start-glue-point="2" draw:end-shape="id14" draw:end-glue-point="0">
          <text:p/>
        </draw:connector>
        <draw:connector draw:style-name="gr9" draw:text-style-name="P5" draw:layer="layout" svg:x1="49.75cm" svg:y1="36cm" svg:x2="58.75cm" svg:y2="39.5cm" draw:start-shape="id10" draw:start-glue-point="2" draw:end-shape="id15" draw:end-glue-point="0">
          <text:p/>
        </draw:connector>
        <draw:connector draw:style-name="gr9" draw:text-style-name="P5" draw:layer="layout" svg:x1="49.75cm" svg:y1="36cm" svg:x2="40.75cm" svg:y2="39.5cm" draw:start-shape="id10" draw:start-glue-point="2" draw:end-shape="id16" draw:end-glue-point="0">
          <text:p/>
        </draw:connector>
        <draw:rect draw:style-name="gr2" draw:text-style-name="P4" draw:id="id17" draw:layer="layout" svg:width="3.5cm" svg:height="1.5cm" svg:x="34.5cm" svg:y="37cm">
          <text:p text:style-name="P3"><text:span text:style-name="T2">Alien Materials</text:span></text:p>
        </draw:rect>
        <draw:rect draw:style-name="gr6" draw:text-style-name="P4" draw:id="id21" draw:layer="layout" svg:width="3.5cm" svg:height="1.5cm" svg:x="39cm" svg:y="34.5cm">
          <text:p text:style-name="P3"><text:span text:style-name="T2">Alien Aircraft</text:span></text:p>
          <text:p text:style-name="P3"><text:span text:style-name="T2">Plating</text:span></text:p>
        </draw:rect>
        <draw:rect draw:style-name="gr10" draw:text-style-name="P7" draw:id="id18" draw:layer="layout" svg:width="3.5cm" svg:height="1.5cm" svg:x="34.5cm" svg:y="34.5cm">
          <text:p text:style-name="P6"><text:span text:style-name="T3">Hyper-protective</text:span></text:p>
          <text:p text:style-name="P6"><text:span text:style-name="T3">cockpit</text:span></text:p>
        </draw:rect>
        <draw:rect draw:style-name="gr2" draw:text-style-name="P4" draw:id="id19" draw:layer="layout" svg:width="3.5cm" svg:height="1.5cm" svg:x="34.5cm" svg:y="42cm">
          <text:p text:style-name="P3"><text:span text:style-name="T2">Alien Detection</text:span></text:p>
        </draw:rect>
        <draw:rect draw:style-name="gr2" draw:text-style-name="P4" draw:id="id20" draw:layer="layout" svg:width="3.5cm" svg:height="1.5cm" svg:x="39cm" svg:y="42cm">
          <text:p text:style-name="P3"><text:span text:style-name="T2">Alien Propulsion</text:span></text:p>
        </draw:rect>
        <draw:connector draw:style-name="gr9" draw:text-style-name="P5" draw:layer="layout" svg:x1="49.75cm" svg:y1="36cm" svg:x2="38cm" svg:y2="37.75cm" draw:start-shape="id10" draw:start-glue-point="2" draw:end-shape="id17">
          <text:p/>
        </draw:connector>
        <draw:connector draw:style-name="gr9" draw:text-style-name="P5" draw:layer="layout" svg:x1="36.25cm" svg:y1="37cm" svg:x2="36.25cm" svg:y2="36cm" draw:start-shape="id17" draw:start-glue-point="0" draw:end-shape="id18" draw:end-glue-point="2">
          <text:p/>
        </draw:connector>
        <draw:connector draw:style-name="gr9" draw:text-style-name="P5" draw:layer="layout" svg:x1="36.25cm" svg:y1="38.5cm" svg:x2="36.25cm" svg:y2="42cm" draw:start-shape="id17" draw:start-glue-point="2" draw:end-shape="id19" draw:end-glue-point="0">
          <text:p/>
        </draw:connector>
        <draw:connector draw:style-name="gr9" draw:text-style-name="P5" draw:layer="layout" svg:x1="38cm" svg:y1="42.75cm" svg:x2="39cm" svg:y2="42.75cm" draw:start-shape="id19" draw:start-glue-point="1" draw:end-shape="id20" draw:end-glue-point="3">
          <text:p/>
        </draw:connector>
        <draw:connector draw:style-name="gr9" draw:text-style-name="P5" draw:layer="layout" draw:line-skew="0.01cm 5.01cm -2.51cm" svg:x1="36.25cm" svg:y1="37cm" svg:x2="40.75cm" svg:y2="36cm" draw:start-shape="id17" draw:start-glue-point="0" draw:end-shape="id21" draw:end-glue-point="2">
          <text:p/>
        </draw:connector>
        <draw:rect draw:style-name="gr10" draw:text-style-name="P7" draw:id="id22" draw:layer="layout" svg:width="3.5cm" svg:height="1.5cm" svg:x="34.5cm" svg:y="44.5cm">
          <text:p text:style-name="P6"><text:span text:style-name="T3">Advanced Radar</text:span></text:p>
          <text:p text:style-name="P6"><text:span text:style-name="T3">Facility</text:span></text:p>
        </draw:rect>
        <draw:connector draw:style-name="gr9" draw:text-style-name="P5" draw:layer="layout" svg:x1="36.25cm" svg:y1="43.5cm" svg:x2="36.25cm" svg:y2="44.5cm" draw:start-shape="id19" draw:start-glue-point="2" draw:end-shape="id22" draw:end-glue-point="0">
          <text:p/>
        </draw:connector>
        <draw:rect draw:style-name="gr2" draw:text-style-name="P4" draw:id="id24" draw:layer="layout" svg:width="3.5cm" svg:height="1.5cm" svg:x="43.5cm" svg:y="44.5cm">
          <text:p text:style-name="P3"><text:span text:style-name="T2">Particle Beam</text:span></text:p>
          <text:p text:style-name="P3"><text:span text:style-name="T2">Weapon</text:span></text:p>
        </draw:rect>
        <draw:rect draw:style-name="gr2" draw:text-style-name="P4" draw:id="id26" draw:layer="layout" svg:width="3.5cm" svg:height="1.5cm" svg:x="48cm" svg:y="44.5cm">
          <text:p text:style-name="P3"><text:span text:style-name="T2">Alien Launcher</text:span></text:p>
        </draw:rect>
        <draw:rect draw:style-name="gr2" draw:text-style-name="P4" draw:id="id25" draw:layer="layout" svg:width="3.5cm" svg:height="1.5cm" svg:x="52.5cm" svg:y="44.5cm">
          <text:p text:style-name="P3"><text:span text:style-name="T2">Antimatter</text:span></text:p>
          <text:p text:style-name="P3"><text:span text:style-name="T2">Missile</text:span></text:p>
        </draw:rect>
        <draw:circle draw:style-name="gr3" draw:text-style-name="P4" draw:id="id23" draw:layer="layout" svg:width="1.5cm" svg:height="1.5cm" svg:x="44.5cm" svg:y="42cm">
          <text:p text:style-name="P3"><text:span text:style-name="T2">Or</text:span></text:p>
        </draw:circle>
        <draw:connector draw:style-name="gr9" draw:text-style-name="P5" draw:layer="layout" svg:x1="45.25cm" svg:y1="41cm" svg:x2="45.25cm" svg:y2="42cm" draw:start-shape="id13" draw:start-glue-point="2" draw:end-shape="id23" draw:end-glue-point="0">
          <text:p/>
        </draw:connector>
        <draw:connector draw:style-name="gr9" draw:text-style-name="P5" draw:layer="layout" svg:x1="45.25cm" svg:y1="43.5cm" svg:x2="45.25cm" svg:y2="44.5cm" draw:start-shape="id23" draw:start-glue-point="2" draw:end-shape="id24" draw:end-glue-point="0">
          <text:p/>
        </draw:connector>
        <draw:connector draw:style-name="gr9" draw:text-style-name="P5" draw:layer="layout" svg:x1="58.75cm" svg:y1="41cm" svg:x2="54.25cm" svg:y2="44.5cm" draw:start-shape="id15" draw:start-glue-point="2" draw:end-shape="id25" draw:end-glue-point="0">
          <text:p/>
        </draw:connector>
        <draw:connector draw:style-name="gr9" draw:text-style-name="P5" draw:layer="layout" svg:x1="58.75cm" svg:y1="41cm" svg:x2="49.75cm" svg:y2="44.5cm" draw:start-shape="id15" draw:start-glue-point="2" draw:end-shape="id26" draw:end-glue-point="0">
          <text:p/>
        </draw:connector>
        <draw:connector draw:style-name="gr9" draw:text-style-name="P5" draw:layer="layout" svg:x1="58.75cm" svg:y1="41cm" svg:x2="46cm" svg:y2="42.75cm" draw:start-shape="id15" draw:start-glue-point="2" draw:end-shape="id23" draw:end-glue-point="1">
          <text:p/>
        </draw:connector>
        <draw:rect draw:style-name="gr6" draw:text-style-name="P4" draw:id="id27" draw:layer="layout" svg:width="3.5cm" svg:height="1.5cm" svg:x="61.5cm" svg:y="42cm">
          <text:p text:style-name="P3"><text:span text:style-name="T2">Antimatter</text:span></text:p>
        </draw:rect>
        <draw:connector draw:style-name="gr9" draw:text-style-name="P5" draw:layer="layout" svg:x1="51.5cm" svg:y1="35.25cm" svg:x2="63.25cm" svg:y2="42cm" draw:start-shape="id10" draw:start-glue-point="1" draw:end-shape="id27" draw:end-glue-point="0">
          <text:p/>
        </draw:connector>
        <draw:connector draw:style-name="gr11" draw:text-style-name="P5" draw:layer="layout" svg:x1="60.5cm" svg:y1="40.25cm" svg:x2="67.75cm" svg:y2="42cm" draw:start-shape="id15" draw:start-glue-point="1" draw:end-shape="id28" draw:end-glue-point="0">
          <text:p/>
        </draw:connector>
        <draw:rect draw:style-name="gr10" draw:text-style-name="P7" draw:id="id31" draw:layer="layout" svg:width="3.5cm" svg:height="1.5cm" svg:x="61.5cm" svg:y="49.5cm">
          <text:p text:style-name="P6"><text:span text:style-name="T3">Upgrade -</text:span></text:p>
          <text:p text:style-name="P6"><text:span text:style-name="T3">Antimatter</text:span></text:p>
          <text:p text:style-name="P6"><text:span text:style-name="T3">Engines</text:span></text:p>
        </draw:rect>
        <draw:rect draw:style-name="gr10" draw:text-style-name="P7" draw:id="id30" draw:layer="layout" svg:width="3.5cm" svg:height="1.5cm" svg:x="66cm" svg:y="47cm">
          <text:p text:style-name="P6"><text:span text:style-name="T3">Antimatter</text:span></text:p>
          <text:p text:style-name="P6"><text:span text:style-name="T3">Weaponry</text:span></text:p>
        </draw:rect>
        <draw:connector draw:style-name="gr9" draw:text-style-name="P5" draw:layer="layout" svg:x1="63.25cm" svg:y1="43.5cm" svg:x2="63.25cm" svg:y2="47cm" draw:start-shape="id27" draw:start-glue-point="2" draw:end-shape="id29" draw:end-glue-point="0">
          <text:p/>
        </draw:connector>
        <draw:connector draw:style-name="gr11" draw:text-style-name="P5" draw:layer="layout" svg:x1="67.75cm" svg:y1="43.5cm" svg:x2="67.75cm" svg:y2="47cm" draw:start-shape="id28" draw:start-glue-point="2" draw:end-shape="id30" draw:end-glue-point="0">
          <text:p/>
        </draw:connector>
        <draw:circle draw:style-name="gr3" draw:text-style-name="P4" draw:id="id29" draw:layer="layout" svg:width="1.5cm" svg:height="1.5cm" svg:x="62.5cm" svg:y="47cm">
          <text:p text:style-name="P3"><text:span text:style-name="T2">And</text:span></text:p>
        </draw:circle>
        <draw:connector draw:style-name="gr9" draw:text-style-name="P5" draw:layer="layout" svg:x1="63.25cm" svg:y1="48.5cm" svg:x2="63.25cm" svg:y2="49.5cm" draw:start-shape="id29" draw:start-glue-point="2" draw:end-shape="id31" draw:end-glue-point="0">
          <text:p/>
        </draw:connector>
        <draw:rect draw:style-name="gr2" draw:text-style-name="P4" draw:id="id32" draw:layer="layout" svg:width="3.5cm" svg:height="1.5cm" svg:x="34.5cm" svg:y="57.004cm">
          <text:p text:style-name="P3"><text:span text:style-name="T2">PBW Rifle</text:span></text:p>
        </draw:rect>
        <draw:rect draw:style-name="gr2" draw:text-style-name="P4" draw:id="id34" draw:layer="layout" svg:width="3.5cm" svg:height="1.5cm" svg:x="39cm" svg:y="57.004cm">
          <text:p text:style-name="P3"><text:span text:style-name="T2">PBW Pistol</text:span></text:p>
        </draw:rect>
        <draw:rect draw:style-name="gr2" draw:text-style-name="P4" draw:id="id35" draw:layer="layout" svg:width="3.5cm" svg:height="1.5cm" svg:x="43.5cm" svg:y="57.004cm">
          <text:p text:style-name="P3"><text:span text:style-name="T2">PBW Cannon</text:span></text:p>
        </draw:rect>
        <draw:rect draw:style-name="gr2" draw:text-style-name="P4" draw:layer="layout" svg:width="3.5cm" svg:height="1.5cm" svg:x="34.5cm" svg:y="60cm">
          <text:p text:style-name="P3"><text:span text:style-name="T2">Plasma Rifle</text:span></text:p>
        </draw:rect>
        <draw:rect draw:style-name="gr2" draw:text-style-name="P4" draw:layer="layout" svg:width="3.5cm" svg:height="1.5cm" svg:x="34.5cm" svg:y="62.5cm">
          <text:p text:style-name="P3"><text:span text:style-name="T2">Plasma Pistol</text:span></text:p>
        </draw:rect>
        <draw:rect draw:style-name="gr2" draw:text-style-name="P4" draw:layer="layout" svg:width="3.5cm" svg:height="1.5cm" svg:x="34.5cm" svg:y="65cm">
          <text:p text:style-name="P3"><text:span text:style-name="T2">Plasma Blaster</text:span></text:p>
        </draw:rect>
        <draw:rect draw:style-name="gr2" draw:text-style-name="P4" draw:layer="layout" svg:width="3.5cm" svg:height="1.5cm" svg:x="34.5cm" svg:y="67.5cm">
          <text:p text:style-name="P3"><text:span text:style-name="T2">Plasma Blade</text:span></text:p>
        </draw:rect>
        <draw:rect draw:style-name="gr2" draw:text-style-name="P4" draw:id="id48" draw:layer="layout" svg:width="3.5cm" svg:height="1.5cm" svg:x="34.5cm" svg:y="70cm">
          <text:p text:style-name="P3"><text:span text:style-name="T2">Plasma Grenade</text:span></text:p>
        </draw:rect>
        <draw:rect draw:style-name="gr2" draw:text-style-name="P4" draw:id="id37" draw:layer="layout" svg:width="3.5cm" svg:height="1.5cm" svg:x="43.5cm" svg:y="60cm">
          <text:p text:style-name="P3"><text:span text:style-name="T2">Alien Body</text:span></text:p>
          <text:p text:style-name="P3"><text:span text:style-name="T2">Armour</text:span></text:p>
        </draw:rect>
        <draw:rect draw:style-name="gr2" draw:text-style-name="P4" draw:id="id39" draw:layer="layout" svg:width="3.5cm" svg:height="1.5cm" svg:x="48cm" svg:y="60cm">
          <text:p text:style-name="P3"><text:span text:style-name="T2">Alien Medium</text:span></text:p>
          <text:p text:style-name="P3"><text:span text:style-name="T2">Armour</text:span></text:p>
        </draw:rect>
        <draw:rect draw:style-name="gr6" draw:text-style-name="P4" draw:layer="layout" svg:width="3.5cm" svg:height="1.5cm" svg:x="52.5cm" svg:y="57.004cm">
          <text:p text:style-name="P3"><text:span text:style-name="T2">Electromagnetic</text:span></text:p>
          <text:p text:style-name="P3"><text:span text:style-name="T2">rifle</text:span></text:p>
        </draw:rect>
        <draw:rect draw:style-name="gr10" draw:text-style-name="P7" draw:layer="layout" svg:width="3.5cm" svg:height="1.5cm" svg:x="17cm" svg:y="76.5cm">
          <text:p text:style-name="P6"><text:span text:style-name="T3">Machine Bolter</text:span></text:p>
        </draw:rect>
        <draw:rect draw:style-name="gr6" draw:text-style-name="P4" draw:id="id49" draw:layer="layout" svg:width="3.5cm" svg:height="1.5cm" svg:x="34.5cm" svg:y="72.5cm">
          <text:p text:style-name="P3"><text:span text:style-name="T2">Plasma and the</text:span></text:p>
          <text:p text:style-name="P3"><text:span text:style-name="T2">grenade launcher</text:span></text:p>
        </draw:rect>
        <draw:rect draw:style-name="gr6" draw:text-style-name="P4" draw:id="id36" draw:layer="layout" svg:width="3.5cm" svg:height="1.5cm" svg:x="39cm" svg:y="62.5cm">
          <text:p text:style-name="P3"><text:span text:style-name="T2">Man-portable</text:span></text:p>
          <text:p text:style-name="P3"><text:span text:style-name="T2">Particle Beams</text:span></text:p>
        </draw:rect>
        <draw:rect draw:style-name="gr6" draw:text-style-name="P4" draw:id="id38" draw:layer="layout" svg:width="3.5cm" svg:height="1.5cm" svg:x="43.5cm" svg:y="62.5cm">
          <text:p text:style-name="P3"><text:span text:style-name="T2">Nanocomposite</text:span></text:p>
          <text:p text:style-name="P3"><text:span text:style-name="T2">Armour</text:span></text:p>
        </draw:rect>
        <draw:circle draw:style-name="gr3" draw:text-style-name="P4" draw:id="id33" draw:layer="layout" svg:width="1.5cm" svg:height="1.5cm" svg:x="40cm" svg:y="60cm">
          <text:p text:style-name="P3"><text:span text:style-name="T2">And</text:span></text:p>
        </draw:circle>
        <draw:rect draw:style-name="gr10" draw:text-style-name="P7" draw:id="id41" draw:layer="layout" svg:width="3.5cm" svg:height="1.5cm" svg:x="52.5cm" svg:y="60cm">
          <text:p text:style-name="P6"><text:span text:style-name="T3">Weapon </text:span></text:p>
          <text:p text:style-name="P6"><text:span text:style-name="T3">Assistant</text:span></text:p>
        </draw:rect>
        <draw:rect draw:style-name="gr10" draw:text-style-name="P7" draw:id="id43" draw:layer="layout" svg:width="3.5cm" svg:height="1.5cm" svg:x="52.5cm" svg:y="62.5cm">
          <text:p text:style-name="P6"><text:span text:style-name="T3">Powersuit</text:span></text:p>
        </draw:rect>
        <draw:rect draw:style-name="gr10" draw:text-style-name="P7" draw:id="id40" draw:layer="layout" svg:width="3.5cm" svg:height="1.5cm" svg:x="48cm" svg:y="62.5cm">
          <text:p text:style-name="P6"><text:span text:style-name="T3">Heavy</text:span></text:p>
          <text:p text:style-name="P6"><text:span text:style-name="T3">Nanoplate Suit</text:span></text:p>
        </draw:rect>
        <draw:connector draw:style-name="gr9" draw:text-style-name="P5" draw:layer="layout" svg:x1="36.25cm" svg:y1="58.504cm" svg:x2="40.75cm" svg:y2="60cm" draw:start-shape="id32" draw:start-glue-point="2" draw:end-shape="id33" draw:end-glue-point="0">
          <text:p/>
        </draw:connector>
        <draw:connector draw:style-name="gr9" draw:text-style-name="P5" draw:layer="layout" svg:x1="40.75cm" svg:y1="58.504cm" svg:x2="40.75cm" svg:y2="60cm" draw:start-shape="id34" draw:end-shape="id33" draw:end-glue-point="0">
          <text:p/>
        </draw:connector>
        <draw:connector draw:style-name="gr9" draw:text-style-name="P5" draw:layer="layout" svg:x1="45.25cm" svg:y1="58.504cm" svg:x2="40.75cm" svg:y2="60cm" draw:start-shape="id35" draw:start-glue-point="2" draw:end-shape="id33" draw:end-glue-point="0">
          <text:p/>
        </draw:connector>
        <draw:connector draw:style-name="gr9" draw:text-style-name="P5" draw:layer="layout" svg:x1="40.75cm" svg:y1="61.5cm" svg:x2="40.75cm" svg:y2="62.5cm" draw:start-shape="id33" draw:start-glue-point="2" draw:end-shape="id36" draw:end-glue-point="0">
          <text:p/>
        </draw:connector>
        <draw:connector draw:style-name="gr9" draw:text-style-name="P5" draw:layer="layout" svg:x1="45.25cm" svg:y1="61.5cm" svg:x2="45.25cm" svg:y2="62.5cm" draw:start-shape="id37" draw:start-glue-point="2" draw:end-shape="id38" draw:end-glue-point="0">
          <text:p/>
        </draw:connector>
        <draw:connector draw:style-name="gr9" draw:text-style-name="P5" draw:layer="layout" svg:x1="49.75cm" svg:y1="61.5cm" svg:x2="49.75cm" svg:y2="62.5cm" draw:start-shape="id39" draw:start-glue-point="2" draw:end-shape="id40" draw:end-glue-point="0">
          <text:p/>
        </draw:connector>
        <draw:connector draw:style-name="gr9" draw:text-style-name="P5" draw:layer="layout" svg:x1="51.5cm" svg:y1="60.75cm" svg:x2="52.5cm" svg:y2="60.75cm" draw:start-shape="id39" draw:start-glue-point="1" draw:end-shape="id41" draw:end-glue-point="3">
          <text:p/>
        </draw:connector>
        <draw:circle draw:style-name="gr3" draw:text-style-name="P4" draw:id="id42" draw:layer="layout" svg:width="1.5cm" svg:height="1.5cm" svg:x="49cm" svg:y="65cm">
          <text:p text:style-name="P3"><text:span text:style-name="T2">And</text:span></text:p>
        </draw:circle>
        <draw:rect draw:style-name="gr10" draw:text-style-name="P7" draw:id="id45" draw:layer="layout" svg:width="3.5cm" svg:height="1.5cm" svg:x="48cm" svg:y="70cm">
          <text:p text:style-name="P6"><text:span text:style-name="T3">Advanced</text:span></text:p>
          <text:p text:style-name="P6"><text:span text:style-name="T3">Body Armour</text:span></text:p>
        </draw:rect>
        <draw:rect draw:style-name="gr10" draw:text-style-name="P7" draw:id="id46" draw:layer="layout" svg:width="3.5cm" svg:height="1.5cm" svg:x="48cm" svg:y="72.5cm">
          <text:p text:style-name="P6"><text:span text:style-name="T3">Advanced</text:span></text:p>
          <text:p text:style-name="P6"><text:span text:style-name="T3">Medium Armour</text:span></text:p>
        </draw:rect>
        <draw:rect draw:style-name="gr10" draw:text-style-name="P7" draw:id="id47" draw:layer="layout" svg:width="3.5cm" svg:height="1.5cm" svg:x="48cm" svg:y="75cm">
          <text:p text:style-name="P6"><text:span text:style-name="T3">Advanced</text:span></text:p>
          <text:p text:style-name="P6"><text:span text:style-name="T3">Powersuit</text:span></text:p>
        </draw:rect>
        <draw:rect draw:style-name="gr10" draw:text-style-name="P7" draw:id="id101" draw:layer="layout" svg:width="3.5cm" svg:height="1.5cm" svg:x="48cm" svg:y="77.5cm">
          <text:p text:style-name="P6"><text:span text:style-name="T3">Jumpsuit</text:span></text:p>
        </draw:rect>
        <draw:connector draw:style-name="gr9" draw:text-style-name="P5" draw:layer="layout" draw:type="lines" draw:line-skew="-0.01cm" svg:x1="45.25cm" svg:y1="64cm" svg:x2="49.75cm" svg:y2="65cm" draw:start-shape="id38" draw:start-glue-point="2" draw:end-shape="id42" draw:end-glue-point="0">
          <text:p/>
        </draw:connector>
        <draw:connector draw:style-name="Blue_20_lines" draw:layer="layout" draw:type="lines" draw:line-skew="-0.01cm" svg:x1="54.25cm" svg:y1="64cm" svg:x2="49.75cm" svg:y2="65cm" draw:start-shape="id43" draw:start-glue-point="2" draw:end-shape="id42" draw:end-glue-point="0">
          <text:p/>
        </draw:connector>
        <draw:connector draw:style-name="gr9" draw:text-style-name="P5" draw:layer="layout" svg:x1="49.75cm" svg:y1="64cm" svg:x2="49.75cm" svg:y2="65cm" draw:start-shape="id40" draw:start-glue-point="2" draw:end-shape="id42" draw:end-glue-point="0">
          <text:p/>
        </draw:connector>
        <draw:connector draw:style-name="gr9" draw:text-style-name="P5" draw:layer="layout" svg:x1="49.75cm" svg:y1="66.5cm" svg:x2="49.75cm" svg:y2="67.5cm" draw:start-shape="id42" draw:start-glue-point="2" draw:end-shape="id44" draw:end-glue-point="0">
          <text:p/>
        </draw:connector>
        <draw:connector draw:style-name="gr9" draw:text-style-name="P5" draw:layer="layout" svg:x1="49.75cm" svg:y1="69cm" svg:x2="49.75cm" svg:y2="70cm" draw:start-shape="id44" draw:start-glue-point="2" draw:end-shape="id45" draw:end-glue-point="0">
          <text:p/>
        </draw:connector>
        <draw:connector draw:style-name="gr9" draw:text-style-name="P5" draw:layer="layout" svg:x1="49.75cm" svg:y1="71.5cm" svg:x2="49.75cm" svg:y2="72.5cm" draw:start-shape="id45" draw:start-glue-point="2" draw:end-shape="id46" draw:end-glue-point="0">
          <text:p/>
        </draw:connector>
        <draw:connector draw:style-name="gr9" draw:text-style-name="P5" draw:layer="layout" svg:x1="49.75cm" svg:y1="74cm" svg:x2="49.75cm" svg:y2="75cm" draw:start-shape="id46" draw:start-glue-point="2" draw:end-shape="id47" draw:end-glue-point="0">
          <text:p/>
        </draw:connector>
        <draw:connector draw:style-name="gr9" draw:text-style-name="P5" draw:layer="layout" svg:x1="36.25cm" svg:y1="71.5cm" svg:x2="36.25cm" svg:y2="72.5cm" draw:start-shape="id48" draw:start-glue-point="2" draw:end-shape="id49" draw:end-glue-point="0">
          <text:p/>
        </draw:connector>
        <draw:rect draw:style-name="gr10" draw:text-style-name="P7" draw:layer="layout" svg:width="3.5cm" svg:height="1.5cm" svg:x="12.5cm" svg:y="71.5cm">
          <text:p text:style-name="P6"><text:span text:style-name="T3">Herakles-class</text:span></text:p>
          <text:p text:style-name="P6"><text:span text:style-name="T3">Heavy Lifter</text:span></text:p>
        </draw:rect>
        <draw:rect draw:style-name="gr10" draw:text-style-name="P7" draw:layer="layout" svg:width="3.5cm" svg:height="1.5cm" svg:x="12.5cm" svg:y="74cm">
          <text:p text:style-name="P6"><text:span text:style-name="T3">Hyperion-class</text:span></text:p>
          <text:p text:style-name="P6"><text:span text:style-name="T3">Armed Dropship</text:span></text:p>
        </draw:rect>
        <draw:rect draw:style-name="gr10" draw:text-style-name="P7" draw:layer="layout" svg:width="3.5cm" svg:height="1.5cm" svg:x="12.5cm" svg:y="76.5cm">
          <text:p text:style-name="P6"><text:span text:style-name="T3">Raptor-class</text:span></text:p>
          <text:p text:style-name="P6"><text:span text:style-name="T3">Combat</text:span></text:p>
          <text:p text:style-name="P6"><text:span text:style-name="T3">Transport</text:span></text:p>
        </draw:rect>
        <draw:circle draw:style-name="gr3" draw:text-style-name="P4" draw:id="id50" draw:layer="layout" svg:width="1.5cm" svg:height="1.5cm" svg:x="67cm" svg:y="57.5cm">
          <text:p text:style-name="P3"><text:span text:style-name="T2">And</text:span></text:p>
        </draw:circle>
        <draw:rect draw:style-name="gr10" draw:text-style-name="P7" draw:id="id51" draw:layer="layout" svg:width="3.5cm" svg:height="1.5cm" svg:x="66cm" svg:y="60cm">
          <text:p text:style-name="P6"><text:span text:style-name="T3">New Bolter</text:span></text:p>
          <text:p text:style-name="P6"><text:span text:style-name="T3">Ammo</text:span></text:p>
        </draw:rect>
        <draw:connector draw:style-name="gr9" draw:text-style-name="P5" draw:layer="layout" svg:x1="56cm" svg:y1="58.25cm" svg:x2="67cm" svg:y2="58.25cm" draw:end-shape="id50" draw:end-glue-point="3">
          <text:p/>
        </draw:connector>
        <draw:connector draw:style-name="gr9" draw:text-style-name="P5" draw:layer="layout" svg:x1="67.75cm" svg:y1="48.5cm" svg:x2="67.75cm" svg:y2="57.5cm" draw:start-shape="id30" draw:start-glue-point="2" draw:end-shape="id50" draw:end-glue-point="0">
          <text:p/>
        </draw:connector>
        <draw:connector draw:style-name="gr9" draw:text-style-name="P5" draw:layer="layout" svg:x1="67.75cm" svg:y1="59cm" svg:x2="67.75cm" svg:y2="60cm" draw:start-shape="id50" draw:start-glue-point="2" draw:end-shape="id51" draw:end-glue-point="0">
          <text:p/>
        </draw:connector>
        <draw:connector draw:style-name="gr9" draw:text-style-name="P5" draw:layer="layout" draw:type="lines" draw:line-skew="0.01cm -0.01cm" svg:x1="49.75cm" svg:y1="34.5cm" svg:x2="54.25cm" svg:y2="33.5cm" draw:start-shape="id10" draw:start-glue-point="0" draw:end-shape="id52" draw:end-glue-point="2">
          <text:p/>
        </draw:connector>
        <draw:connector draw:style-name="gr9" draw:text-style-name="P5" draw:layer="layout" draw:type="lines" draw:line-skew="0.01cm -0.01cm" svg:x1="49.75cm" svg:y1="34.5cm" svg:x2="45.25cm" svg:y2="33.5cm" draw:start-shape="id10" draw:start-glue-point="0" draw:end-shape="id53" draw:end-glue-point="2">
          <text:p/>
        </draw:connector>
        <draw:connector draw:style-name="gr9" draw:text-style-name="P5" draw:layer="layout" draw:type="lines" draw:line-skew="0.01cm -0.01cm" svg:x1="49.75cm" svg:y1="34.5cm" svg:x2="40.75cm" svg:y2="33.5cm" draw:start-shape="id10" draw:start-glue-point="0" draw:end-shape="id54" draw:end-glue-point="2">
          <text:p/>
        </draw:connector>
        <draw:rect draw:style-name="gr6" draw:text-style-name="P4" draw:id="id59" draw:layer="layout" svg:width="3.5cm" svg:height="1.5cm" svg:x="30cm" svg:y="37cm">
          <text:p text:style-name="P3"><text:span text:style-name="T2">Alien Origins</text:span></text:p>
        </draw:rect>
        <draw:rect draw:style-name="gr2" draw:text-style-name="P4" draw:id="id57" draw:layer="layout" svg:width="3.5cm" svg:height="1.5cm" svg:x="30cm" svg:y="42cm">
          <text:p text:style-name="P3"><text:span text:style-name="T2">Alien Astrogation</text:span></text:p>
        </draw:rect>
        <draw:rect draw:style-name="gr10" draw:text-style-name="P7" draw:id="id58" draw:layer="layout" svg:width="3.5cm" svg:height="1.5cm" svg:x="34.5cm" svg:y="52cm">
          <text:p text:style-name="P6"><text:span text:style-name="T3">Interplanetary</text:span></text:p>
          <text:p text:style-name="P6"><text:span text:style-name="T3">Defence Craft</text:span></text:p>
        </draw:rect>
        <draw:rect draw:style-name="gr5" draw:text-style-name="P7" draw:id="id55" draw:layer="layout" svg:width="3.5cm" svg:height="1.5cm" svg:x="25.5cm" svg:y="52cm">
          <text:p text:style-name="P6"><text:span text:style-name="T3">Alien FTL</text:span></text:p>
          <text:p text:style-name="P6"><text:span text:style-name="T3">Drive</text:span></text:p>
        </draw:rect>
        <draw:circle draw:style-name="gr3" draw:text-style-name="P4" draw:id="id56" draw:layer="layout" svg:width="1.5cm" svg:height="1.5cm" svg:x="31cm" svg:y="52cm">
          <text:p text:style-name="P3"><text:span text:style-name="T2">And</text:span></text:p>
        </draw:circle>
        <draw:connector draw:style-name="gr12" draw:text-style-name="P5" draw:layer="layout" svg:x1="29cm" svg:y1="52.75cm" svg:x2="31cm" svg:y2="52.75cm" draw:start-shape="id55" draw:start-glue-point="1" draw:end-shape="id56" draw:end-glue-point="3">
          <text:p/>
        </draw:connector>
        <draw:connector draw:style-name="gr9" draw:text-style-name="P5" draw:layer="layout" svg:x1="31.75cm" svg:y1="43.5cm" svg:x2="31.75cm" svg:y2="52cm" draw:start-shape="id57" draw:start-glue-point="2" draw:end-shape="id56" draw:end-glue-point="0">
          <text:p/>
        </draw:connector>
        <draw:connector draw:style-name="gr9" draw:text-style-name="P5" draw:layer="layout" svg:x1="32.5cm" svg:y1="52.75cm" svg:x2="34.5cm" svg:y2="52.75cm" draw:start-shape="id56" draw:start-glue-point="1" draw:end-shape="id58" draw:end-glue-point="3">
          <text:p/>
        </draw:connector>
        <draw:connector draw:style-name="gr9" draw:text-style-name="P5" draw:layer="layout" svg:x1="31.75cm" svg:y1="38.5cm" svg:x2="31.75cm" svg:y2="42cm" draw:start-shape="id59" draw:start-glue-point="2" draw:end-shape="id57" draw:end-glue-point="0">
          <text:p/>
        </draw:connector>
        <draw:connector draw:style-name="gr9" draw:text-style-name="P5" draw:layer="layout" svg:x1="61.5cm" svg:y1="50.25cm" svg:x2="31.75cm" svg:y2="52cm" draw:start-shape="id31" draw:start-glue-point="3" draw:end-shape="id56" draw:end-glue-point="0">
          <text:p/>
        </draw:connector>
        <draw:circle draw:style-name="gr3" draw:text-style-name="P4" draw:id="id60" draw:layer="layout" svg:width="1.5cm" svg:height="1.5cm" svg:x="26.5cm" svg:y="42cm">
          <text:p text:style-name="P3"><text:span text:style-name="T2">And</text:span></text:p>
        </draw:circle>
        <draw:connector draw:style-name="gr9" draw:text-style-name="P5" draw:layer="layout" svg:x1="30cm" svg:y1="42.75cm" svg:x2="28cm" svg:y2="42.75cm" draw:start-shape="id57" draw:start-glue-point="3" draw:end-shape="id60" draw:end-glue-point="1">
          <text:p/>
        </draw:connector>
        <draw:connector draw:style-name="gr9" draw:text-style-name="P5" draw:layer="layout" svg:x1="27.25cm" svg:y1="52cm" svg:x2="27.25cm" svg:y2="43.5cm" draw:start-shape="id55" draw:start-glue-point="0" draw:end-shape="id60" draw:end-glue-point="2">
          <text:p/>
        </draw:connector>
        <draw:rect draw:style-name="gr10" draw:text-style-name="P7" draw:id="id61" draw:layer="layout" svg:width="3.5cm" svg:height="1.5cm" svg:x="25.5cm" svg:y="39.5cm">
          <text:p text:style-name="P6"><text:span text:style-name="T3">Alien Star Chart</text:span></text:p>
        </draw:rect>
        <draw:connector draw:style-name="gr9" draw:text-style-name="P5" draw:layer="layout" svg:x1="27.25cm" svg:y1="42cm" svg:x2="27.25cm" svg:y2="41cm" draw:start-shape="id60" draw:start-glue-point="0" draw:end-shape="id61" draw:end-glue-point="2">
          <text:p/>
        </draw:connector>
        <draw:rect draw:style-name="gr10" draw:text-style-name="P7" draw:id="id65" draw:layer="layout" svg:width="3.5cm" svg:height="1.5cm" svg:x="25.5cm" svg:y="34.5cm">
          <text:p text:style-name="P6"><text:span text:style-name="T3">Orbital Cannon</text:span></text:p>
        </draw:rect>
        <draw:rect draw:style-name="gr10" draw:text-style-name="P7" draw:id="id64" draw:layer="layout" svg:width="3.5cm" svg:height="1.5cm" svg:x="25.5cm" svg:y="32cm">
          <text:p text:style-name="P6"><text:span text:style-name="T3">UFO - Carrier</text:span></text:p>
        </draw:rect>
        <draw:rect draw:style-name="gr10" draw:text-style-name="P7" draw:id="id63" draw:layer="layout" svg:width="3.5cm" svg:height="1.5cm" svg:x="25.5cm" svg:y="29.5cm">
          <text:p text:style-name="P6"><text:span text:style-name="T3">Orbital Activity</text:span></text:p>
        </draw:rect>
        <draw:circle draw:style-name="gr3" draw:text-style-name="P4" draw:id="id62" draw:layer="layout" svg:width="1.5cm" svg:height="1.5cm" svg:x="31cm" svg:y="29.5cm">
          <text:p text:style-name="P3"><text:span text:style-name="T2">And</text:span></text:p>
        </draw:circle>
        <draw:connector draw:style-name="gr9" draw:text-style-name="P5" draw:layer="layout" svg:x1="31.75cm" svg:y1="37cm" svg:x2="31.75cm" svg:y2="31cm" draw:start-shape="id59" draw:start-glue-point="0" draw:end-shape="id62" draw:end-glue-point="2">
          <text:p/>
        </draw:connector>
        <draw:connector draw:style-name="gr9" draw:text-style-name="P5" draw:layer="layout" svg:x1="31cm" svg:y1="30.25cm" svg:x2="29cm" svg:y2="30.25cm" draw:start-shape="id62" draw:start-glue-point="3" draw:end-shape="id63" draw:end-glue-point="1">
          <text:p/>
        </draw:connector>
        <draw:connector draw:style-name="gr9" draw:text-style-name="P5" draw:layer="layout" svg:x1="27.25cm" svg:y1="31cm" svg:x2="27.25cm" svg:y2="32cm" draw:start-shape="id63" draw:start-glue-point="2" draw:end-shape="id64" draw:end-glue-point="0">
          <text:p/>
        </draw:connector>
        <draw:connector draw:style-name="gr9" draw:text-style-name="P5" draw:layer="layout" svg:x1="27.25cm" svg:y1="33.5cm" svg:x2="27.25cm" svg:y2="34.5cm" draw:start-shape="id64" draw:start-glue-point="2" draw:end-shape="id65" draw:end-glue-point="0">
          <text:p/>
        </draw:connector>
        <draw:rect draw:style-name="gr10" draw:text-style-name="P7" draw:id="id66" draw:layer="layout" svg:width="3.5cm" svg:height="1.5cm" svg:x="39cm" svg:y="29.5cm">
          <text:p text:style-name="P6"><text:span text:style-name="T3">The Alien</text:span></text:p>
          <text:p text:style-name="P6"><text:span text:style-name="T3">Strategy</text:span></text:p>
        </draw:rect>
        <draw:connector draw:style-name="gr9" draw:text-style-name="P5" draw:layer="layout" svg:x1="39cm" svg:y1="30.25cm" svg:x2="32.5cm" svg:y2="30.25cm" draw:start-shape="id66" draw:start-glue-point="3" draw:end-shape="id62" draw:end-glue-point="1">
          <text:p/>
        </draw:connector>
        <draw:rect draw:style-name="gr6" draw:text-style-name="P4" draw:id="id70" draw:layer="layout" svg:width="3.5cm" svg:height="1.5cm" svg:x="12cm" svg:y="60cm">
          <text:p text:style-name="P3"><text:span text:style-name="T2">Monomolecular</text:span></text:p>
          <text:p text:style-name="P3"><text:span text:style-name="T2">Blades</text:span></text:p>
        </draw:rect>
        <draw:rect draw:style-name="gr6" draw:text-style-name="P4" draw:id="id72" draw:layer="layout" svg:width="3.5cm" svg:height="1.5cm" svg:x="16.5cm" svg:y="60cm">
          <text:p text:style-name="P3"><text:span text:style-name="T2">Laser Pistol</text:span></text:p>
        </draw:rect>
        <draw:rect draw:style-name="gr6" draw:text-style-name="P4" draw:id="id75" draw:layer="layout" svg:width="3.5cm" svg:height="1.5cm" svg:x="21cm" svg:y="60cm">
          <text:p text:style-name="P3"><text:span text:style-name="T2">Laser Rifle</text:span></text:p>
        </draw:rect>
        <draw:rect draw:style-name="gr6" draw:text-style-name="P4" draw:id="id76" draw:layer="layout" svg:width="3.5cm" svg:height="1.5cm" svg:x="25.5cm" svg:y="60cm">
          <text:p text:style-name="P3"><text:span text:style-name="T2">Heavy Laser</text:span></text:p>
        </draw:rect>
        <draw:rect draw:style-name="gr5" draw:text-style-name="P7" draw:layer="layout" svg:width="3.5cm" svg:height="1.5cm" svg:x="21cm" svg:y="57.004cm">
          <text:p text:style-name="P6"><text:span text:style-name="T3">Needler Gun</text:span></text:p>
        </draw:rect>
        <draw:rect draw:style-name="gr2" draw:text-style-name="P4" draw:id="id69" draw:layer="layout" svg:width="3.5cm" svg:height="1.5cm" svg:x="16.5cm" svg:y="57.004cm">
          <text:p text:style-name="P3"><text:span text:style-name="T2">Kerrblade</text:span></text:p>
        </draw:rect>
        <draw:rect draw:style-name="gr6" draw:text-style-name="P4" draw:id="id74" draw:layer="layout" svg:width="3.5cm" svg:height="1.5cm" svg:x="21cm" svg:y="62.5cm">
          <text:p text:style-name="P3"><text:span text:style-name="T2">D-F Cartridge</text:span></text:p>
        </draw:rect>
        <draw:rect draw:style-name="gr6" draw:text-style-name="P4" draw:id="id71" draw:layer="layout" svg:width="3.5cm" svg:height="1.5cm" svg:x="16.5cm" svg:y="62.5cm">
          <text:p text:style-name="P3"><text:span text:style-name="T2">Continuous</text:span></text:p>
          <text:p text:style-name="P3"><text:span text:style-name="T2">Wave Laser</text:span></text:p>
          <text:p text:style-name="P3"><text:span text:style-name="T2">Operation</text:span></text:p>
        </draw:rect>
        <draw:rect draw:style-name="gr10" draw:text-style-name="P7" draw:id="id73" draw:layer="layout" svg:width="3.5cm" svg:height="1.5cm" svg:x="16.5cm" svg:y="65cm">
          <text:p text:style-name="P6"><text:span text:style-name="T3">Base Defence</text:span></text:p>
          <text:p text:style-name="P6"><text:span text:style-name="T3">Laser Turret</text:span></text:p>
        </draw:rect>
        <draw:rect draw:style-name="gr10" draw:text-style-name="P7" draw:id="id77" draw:layer="layout" svg:width="3.5cm" svg:height="1.5cm" svg:x="21cm" svg:y="65cm">
          <text:p text:style-name="P6"><text:span text:style-name="T3">Aerial Laser</text:span></text:p>
          <text:p text:style-name="P6"><text:span text:style-name="T3">Cannon</text:span></text:p>
        </draw:rect>
        <draw:rect draw:style-name="gr10" draw:text-style-name="P7" draw:id="id78" draw:layer="layout" svg:width="3.5cm" svg:height="1.5cm" svg:x="25.5cm" svg:y="65cm">
          <text:p text:style-name="P6"><text:span text:style-name="T3">UVLG</text:span></text:p>
        </draw:rect>
        <draw:ellipse draw:style-name="gr3" draw:text-style-name="P4" draw:id="id68" draw:layer="layout" svg:width="1.5cm" svg:height="1.504cm" svg:x="13cm" svg:y="57.004cm">
          <text:p text:style-name="P3"><text:span text:style-name="T2">And</text:span></text:p>
        </draw:ellipse>
        <draw:connector draw:style-name="gr9" draw:text-style-name="P5" draw:layer="layout" svg:x1="13.75cm" svg:y1="43.5cm" svg:x2="13.75cm" svg:y2="57.004cm" draw:start-shape="id67" draw:start-glue-point="2" draw:end-shape="id68" draw:end-glue-point="0">
          <text:p/>
        </draw:connector>
        <draw:connector draw:style-name="gr9" draw:text-style-name="P5" draw:layer="layout" svg:x1="16.5cm" svg:y1="57.754cm" svg:x2="14.5cm" svg:y2="57.756cm" draw:start-shape="id69" draw:start-glue-point="3" draw:end-shape="id68" draw:end-glue-point="1">
          <text:p/>
        </draw:connector>
        <draw:connector draw:style-name="gr9" draw:text-style-name="P5" draw:layer="layout" svg:x1="13.75cm" svg:y1="58.508cm" svg:x2="13.75cm" svg:y2="60cm" draw:start-shape="id68" draw:start-glue-point="2" draw:end-shape="id70" draw:end-glue-point="0">
          <text:p/>
        </draw:connector>
        <draw:connector draw:style-name="gr9" draw:text-style-name="P5" draw:layer="layout" svg:x1="18.25cm" svg:y1="62.5cm" svg:x2="18.25cm" svg:y2="61.5cm" draw:start-shape="id71" draw:start-glue-point="0" draw:end-shape="id72" draw:end-glue-point="2">
          <text:p/>
        </draw:connector>
        <draw:connector draw:style-name="gr9" draw:text-style-name="P5" draw:layer="layout" svg:x1="18.25cm" svg:y1="64cm" svg:x2="18.25cm" svg:y2="65cm" draw:start-shape="id71" draw:start-glue-point="2" draw:end-shape="id73" draw:end-glue-point="0">
          <text:p/>
        </draw:connector>
        <draw:connector draw:style-name="gr9" draw:text-style-name="P5" draw:layer="layout" svg:x1="20cm" svg:y1="63.25cm" svg:x2="21cm" svg:y2="63.25cm" draw:start-shape="id71" draw:start-glue-point="1" draw:end-shape="id74" draw:end-glue-point="3">
          <text:p/>
        </draw:connector>
        <draw:connector draw:style-name="gr9" draw:text-style-name="P5" draw:layer="layout" draw:type="lines" draw:line-skew="0.01cm -0.01cm" svg:x1="18.25cm" svg:y1="62.5cm" svg:x2="22.75cm" svg:y2="61.5cm" draw:start-shape="id71" draw:start-glue-point="0" draw:end-shape="id75" draw:end-glue-point="2">
          <text:p/>
        </draw:connector>
        <draw:connector draw:style-name="gr9" draw:text-style-name="P5" draw:layer="layout" draw:type="lines" draw:line-skew="0.01cm -0.01cm" svg:x1="18.25cm" svg:y1="62.5cm" svg:x2="27.25cm" svg:y2="61.5cm" draw:start-shape="id71" draw:start-glue-point="0" draw:end-shape="id76" draw:end-glue-point="2">
          <text:p/>
        </draw:connector>
        <draw:connector draw:style-name="gr9" draw:text-style-name="P5" draw:layer="layout" draw:type="lines" draw:line-skew="-0.01cm 0.01cm" svg:x1="18.25cm" svg:y1="64cm" svg:x2="22.75cm" svg:y2="65cm" draw:start-shape="id71" draw:start-glue-point="2" draw:end-shape="id77" draw:end-glue-point="0">
          <text:p/>
        </draw:connector>
        <draw:connector draw:style-name="gr9" draw:text-style-name="P5" draw:layer="layout" draw:type="lines" draw:line-skew="-0.01cm 0.01cm" svg:x1="18.25cm" svg:y1="64cm" svg:x2="27.25cm" svg:y2="65cm" draw:start-shape="id71" draw:start-glue-point="2" draw:end-shape="id78" draw:end-glue-point="0">
          <text:p/>
        </draw:connector>
        <draw:rect draw:style-name="gr10" draw:text-style-name="P7" draw:id="id95" draw:layer="layout" svg:width="3.5cm" svg:height="1.5cm" svg:x="52.5cm" svg:y="27cm">
          <text:p text:style-name="P6"><text:span text:style-name="T3">Behind the</text:span></text:p>
          <text:p text:style-name="P6"><text:span text:style-name="T3">Facade</text:span></text:p>
        </draw:rect>
        <draw:rect draw:style-name="gr10" draw:text-style-name="P7" draw:id="id94" draw:layer="layout" svg:width="3.5cm" svg:height="1.5cm" svg:x="52.5cm" svg:y="24.5cm">
          <text:p text:style-name="P6"><text:span text:style-name="T3">Second</text:span></text:p>
          <text:p text:style-name="P6"><text:span text:style-name="T3">Generation</text:span></text:p>
          <text:p text:style-name="P6"><text:span text:style-name="T3">Vaccine</text:span></text:p>
        </draw:rect>
        <draw:rect draw:style-name="gr10" draw:text-style-name="P7" draw:id="id89" draw:layer="layout" svg:width="3.5cm" svg:height="1.5cm" svg:x="48cm" svg:y="22cm">
          <text:p text:style-name="P6"><text:span text:style-name="T3">Alien Infiltration</text:span></text:p>
        </draw:rect>
        <draw:rect draw:style-name="gr10" draw:text-style-name="P7" draw:id="id88" draw:layer="layout" svg:width="3.5cm" svg:height="1.5cm" svg:x="48cm" svg:y="19.5cm">
          <text:p text:style-name="P6"><text:span text:style-name="T3">The Enemy on</text:span></text:p>
          <text:p text:style-name="P6"><text:span text:style-name="T3">Earth - Revisited</text:span></text:p>
        </draw:rect>
        <draw:rect draw:style-name="gr10" draw:text-style-name="P7" draw:id="id93" draw:layer="layout" svg:width="3.5cm" svg:height="1.5cm" svg:x="52.5cm" svg:y="22cm">
          <text:p text:style-name="P6"><text:span text:style-name="T3">A Significant</text:span></text:p>
          <text:p text:style-name="P6"><text:span text:style-name="T3">Victory</text:span></text:p>
        </draw:rect>
        <draw:rect draw:style-name="gr10" draw:text-style-name="P7" draw:id="id92" draw:layer="layout" svg:width="3.5cm" svg:height="1.5cm" svg:x="52.5cm" svg:y="17cm">
          <text:p text:style-name="P6"><text:span text:style-name="T3">Alien Psionics</text:span></text:p>
        </draw:rect>
        <draw:rect draw:style-name="gr5" draw:text-style-name="P7" draw:layer="layout" svg:width="3.5cm" svg:height="1.5cm" svg:x="52.5cm" svg:y="19.5cm">
          <text:p text:style-name="P6"><text:span text:style-name="T3">Alien Psi</text:span></text:p>
          <text:p text:style-name="P6"><text:span text:style-name="T3">Device</text:span></text:p>
        </draw:rect>
        <draw:rect draw:style-name="gr6" draw:text-style-name="P4" draw:id="id86" draw:layer="layout" svg:width="3.5cm" svg:height="1.5cm" svg:x="43.49cm" svg:y="14.5cm">
          <text:p text:style-name="P3"><text:span text:style-name="T2">XVI Census</text:span></text:p>
        </draw:rect>
        <draw:rect draw:style-name="gr6" draw:text-style-name="P4" draw:id="id115" draw:layer="layout" svg:width="3.5cm" svg:height="1.5cm" svg:x="43.49cm" svg:y="12cm">
          <text:p text:style-name="P3"><text:span text:style-name="T2">The Enemy on</text:span></text:p>
          <text:p text:style-name="P3"><text:span text:style-name="T2">Earth</text:span></text:p>
        </draw:rect>
        <draw:rect draw:style-name="gr6" draw:text-style-name="P4" draw:id="id90" draw:layer="layout" svg:width="3.5cm" svg:height="1.5cm" svg:x="34.5cm" svg:y="19.5cm">
          <text:p text:style-name="P3"><text:span text:style-name="T2">A New Twist</text:span></text:p>
        </draw:rect>
        <draw:rect draw:style-name="gr6" draw:text-style-name="P4" draw:id="id83" draw:layer="layout" svg:width="3.5cm" svg:height="1.5cm" svg:x="12cm" svg:y="22cm">
          <text:p text:style-name="P3"><text:span text:style-name="T2">Alien</text:span></text:p>
          <text:p text:style-name="P3"><text:span text:style-name="T2">Communication</text:span></text:p>
        </draw:rect>
        <draw:rect draw:style-name="gr6" draw:text-style-name="P4" draw:id="id82" draw:layer="layout" svg:width="3.5cm" svg:height="1.5cm" svg:x="12cm" svg:y="24.5cm">
          <text:p text:style-name="P3"><text:span text:style-name="T2">Odd Behaviour</text:span></text:p>
        </draw:rect>
        <draw:rect draw:style-name="gr6" draw:text-style-name="P4" draw:id="id80" draw:layer="layout" svg:width="3.5cm" svg:height="1.5cm" svg:x="12cm" svg:y="29.5cm">
          <text:p text:style-name="P3"><text:span text:style-name="T2">The Alien Mind</text:span></text:p>
        </draw:rect>
        <draw:rect draw:style-name="gr6" draw:text-style-name="P4" draw:id="id84" draw:layer="layout" svg:width="3.5cm" svg:height="1.5cm" svg:x="12cm" svg:y="19.5cm">
          <text:p text:style-name="P3"><text:span text:style-name="T2">Universal</text:span></text:p>
          <text:p text:style-name="P3"><text:span text:style-name="T2">Serum</text:span></text:p>
        </draw:rect>
        <draw:connector draw:style-name="gr9" draw:text-style-name="P5" draw:layer="layout" svg:x1="13.75cm" svg:y1="34.5cm" svg:x2="13.75cm" svg:y2="33.5cm" draw:start-shape="id1" draw:start-glue-point="0" draw:end-shape="id79" draw:end-glue-point="2">
          <text:p/>
        </draw:connector>
        <draw:connector draw:style-name="gr9" draw:text-style-name="P5" draw:layer="layout" svg:x1="13.75cm" svg:y1="29.5cm" svg:x2="13.75cm" svg:y2="28.5cm" draw:start-shape="id80" draw:start-glue-point="0" draw:end-shape="id81" draw:end-glue-point="2">
          <text:p/>
        </draw:connector>
        <draw:connector draw:style-name="gr9" draw:text-style-name="P5" draw:layer="layout" svg:x1="13.75cm" svg:y1="24.5cm" svg:x2="13.75cm" svg:y2="23.5cm" draw:start-shape="id82" draw:start-glue-point="0" draw:end-shape="id83" draw:end-glue-point="2">
          <text:p/>
        </draw:connector>
        <draw:connector draw:style-name="gr9" draw:text-style-name="P5" draw:layer="layout" svg:x1="13.75cm" svg:y1="22cm" svg:x2="13.75cm" svg:y2="21cm" draw:start-shape="id83" draw:start-glue-point="0" draw:end-shape="id84" draw:end-glue-point="2">
          <text:p/>
        </draw:connector>
        <draw:connector draw:style-name="gr9" draw:text-style-name="P5" draw:layer="layout" draw:type="lines" draw:line-skew="0cm 0.01cm" svg:x1="49.75cm" svg:y1="13.5cm" svg:x2="45.24cm" svg:y2="14.5cm" draw:start-shape="id85" draw:start-glue-point="2" draw:end-shape="id86" draw:end-glue-point="0">
          <text:p/>
        </draw:connector>
        <draw:circle draw:style-name="gr3" draw:text-style-name="P4" draw:id="id87" draw:layer="layout" svg:width="1.5cm" svg:height="1.5cm" svg:x="49cm" svg:y="17cm">
          <text:p text:style-name="P3"><text:span text:style-name="T2">And</text:span></text:p>
        </draw:circle>
        <draw:connector draw:style-name="gr9" draw:text-style-name="P5" draw:layer="layout" svg:x1="49.75cm" svg:y1="18.5cm" svg:x2="49.75cm" svg:y2="19.5cm" draw:start-shape="id87" draw:start-glue-point="2" draw:end-shape="id88" draw:end-glue-point="0">
          <text:p/>
        </draw:connector>
        <draw:connector draw:style-name="gr9" draw:text-style-name="P5" draw:layer="layout" svg:x1="49.75cm" svg:y1="21cm" svg:x2="49.75cm" svg:y2="22cm" draw:start-shape="id88" draw:start-glue-point="2" draw:end-shape="id89" draw:end-glue-point="0">
          <text:p/>
        </draw:connector>
        <draw:connector draw:style-name="gr9" draw:text-style-name="P5" draw:layer="layout" svg:x1="38cm" svg:y1="20.25cm" svg:x2="40cm" svg:y2="17.75cm" draw:start-shape="id90" draw:start-glue-point="1" draw:end-shape="id91">
          <text:p/>
        </draw:connector>
        <draw:connector draw:style-name="gr9" draw:text-style-name="P5" draw:layer="layout" svg:x1="52.5cm" svg:y1="17.75cm" svg:x2="50.5cm" svg:y2="17.75cm" draw:start-shape="id92" draw:start-glue-point="3" draw:end-shape="id87" draw:end-glue-point="1">
          <text:p/>
        </draw:connector>
        <draw:connector draw:style-name="gr9" draw:text-style-name="P5" draw:layer="layout" svg:x1="54.25cm" svg:y1="23.5cm" svg:x2="54.25cm" svg:y2="24.5cm" draw:start-shape="id93" draw:start-glue-point="2" draw:end-shape="id94" draw:end-glue-point="0">
          <text:p/>
        </draw:connector>
        <draw:connector draw:style-name="gr9" draw:text-style-name="P5" draw:layer="layout" svg:x1="54.25cm" svg:y1="26cm" svg:x2="54.25cm" svg:y2="27cm" draw:start-shape="id94" draw:start-glue-point="2" draw:end-shape="id95" draw:end-glue-point="0">
          <text:p/>
        </draw:connector>
        <draw:circle draw:style-name="gr13" draw:text-style-name="P4" draw:id="id97" draw:layer="layout" svg:width="1.5cm" svg:height="1.5cm" svg:x="31cm" svg:y="54.5cm">
          <text:p text:style-name="P3"><text:span text:style-name="T2">And</text:span></text:p>
        </draw:circle>
        <draw:rect draw:style-name="gr8" draw:text-style-name="P7" draw:id="id98" draw:layer="layout" svg:width="3.5cm" svg:height="1.5cm" svg:x="30cm" svg:y="60cm">
          <text:p text:style-name="P6"><text:span text:style-name="T3">Airborne</text:span></text:p>
          <text:p text:style-name="P6"><text:span text:style-name="T3">UGV</text:span></text:p>
        </draw:rect>
        <draw:rect draw:style-name="gr8" draw:text-style-name="P7" draw:id="id100" draw:layer="layout" svg:width="3.5cm" svg:height="1.5cm" svg:x="30cm" svg:y="77.5cm">
          <text:p text:style-name="P6"><text:span text:style-name="T3">Miniaturized</text:span></text:p>
          <text:p text:style-name="P6"><text:span text:style-name="T3">Alien Jets</text:span></text:p>
        </draw:rect>
        <draw:connector draw:style-name="gr9" draw:text-style-name="P5" draw:layer="layout" svg:x1="22.75cm" svg:y1="43.5cm" svg:x2="31cm" svg:y2="55.25cm" draw:start-shape="id96" draw:start-glue-point="2" draw:end-shape="id97" draw:end-glue-point="3">
          <text:p/>
        </draw:connector>
        <draw:connector draw:style-name="gr9" draw:text-style-name="P5" draw:layer="layout" svg:x1="31.75cm" svg:y1="56cm" svg:x2="31.75cm" svg:y2="60cm" draw:start-shape="id97" draw:start-glue-point="2" draw:end-shape="id98" draw:end-glue-point="0">
          <text:p/>
        </draw:connector>
        <draw:connector draw:style-name="gr9" draw:text-style-name="P5" draw:layer="layout" svg:x1="63.25cm" svg:y1="51cm" svg:x2="32.5cm" svg:y2="55.25cm" draw:start-shape="id31" draw:start-glue-point="2" draw:end-shape="id97" draw:end-glue-point="1">
          <text:p/>
        </draw:connector>
        <draw:circle draw:style-name="gr13" draw:text-style-name="P4" draw:id="id99" draw:layer="layout" svg:width="1.5cm" svg:height="1.5cm" svg:x="31cm" svg:y="75cm">
          <text:p text:style-name="P3"><text:span text:style-name="T2">And</text:span></text:p>
        </draw:circle>
        <draw:connector draw:style-name="gr9" draw:text-style-name="P5" draw:layer="layout" svg:x1="31.75cm" svg:y1="61.5cm" svg:x2="31.75cm" svg:y2="75cm" draw:start-shape="id98" draw:start-glue-point="2" draw:end-shape="id99" draw:end-glue-point="0">
          <text:p/>
        </draw:connector>
        <draw:connector draw:style-name="gr9" draw:text-style-name="P5" draw:layer="layout" svg:x1="48cm" svg:y1="75.75cm" svg:x2="32.5cm" svg:y2="75.75cm" draw:start-shape="id47" draw:start-glue-point="3" draw:end-shape="id99" draw:end-glue-point="1">
          <text:p/>
        </draw:connector>
        <draw:connector draw:style-name="gr9" draw:text-style-name="P5" draw:layer="layout" svg:x1="31.75cm" svg:y1="76.5cm" svg:x2="31.75cm" svg:y2="77.5cm" draw:start-shape="id99" draw:start-glue-point="2" draw:end-shape="id100" draw:end-glue-point="0">
          <text:p/>
        </draw:connector>
        <draw:connector draw:style-name="gr9" draw:text-style-name="P5" draw:layer="layout" svg:x1="33.5cm" svg:y1="78.25cm" svg:x2="48cm" svg:y2="78.25cm" draw:start-shape="id100" draw:start-glue-point="1" draw:end-shape="id101" draw:end-glue-point="3">
          <text:p/>
        </draw:connector>
        <draw:rect draw:style-name="gr1" draw:text-style-name="P2" draw:layer="layout" svg:width="16.5cm" svg:height="16cm" svg:x="57cm" svg:y="62.5cm">
          <text:p text:style-name="P1"><text:span text:style-name="T1">Legend</text:span></text:p>
        </draw:rect>
        <draw:rect draw:style-name="gr10" draw:text-style-name="P7" draw:layer="layout" svg:width="3.5cm" svg:height="1.5cm" svg:x="57.5cm" svg:y="64cm">
          <text:p text:style-name="P6"><text:span text:style-name="T3">Tech</text:span></text:p>
        </draw:rect>
        <draw:rect draw:style-name="gr6" draw:text-style-name="P4" draw:layer="layout" svg:width="3.5cm" svg:height="1.5cm" svg:x="57.5cm" svg:y="66cm">
          <text:p text:style-name="P3"><text:span text:style-name="T2">Tech</text:span></text:p>
        </draw:rect>
        <draw:rect draw:style-name="gr5" draw:text-style-name="P7" draw:layer="layout" svg:width="3.5cm" svg:height="1.5cm" svg:x="57.5cm" svg:y="70.5cm">
          <text:p text:style-name="P6"><text:span text:style-name="T3">Tech</text:span></text:p>
        </draw:rect>
        <draw:rect draw:style-name="gr8" draw:text-style-name="P7" draw:layer="layout" svg:width="3.5cm" svg:height="1.5cm" svg:x="57.5cm" svg:y="68cm">
          <text:p text:style-name="P6"><text:span text:style-name="T3">Tech</text:span></text:p>
        </draw:rect>
        <draw:frame draw:style-name="gr14" draw:text-style-name="P9" draw:layer="layout" svg:width="8.376cm" svg:height="0.856cm" svg:x="64.743cm" svg:y="63.957cm">
          <draw:text-box>
            <text:p text:style-name="P8"><text:span text:style-name="T4">Entry that has been planned out, but not yet <text:s/>included </text:span></text:p>
            <text:p text:style-name="P8"><text:span text:style-name="T4">in the game.</text:span></text:p>
          </draw:text-box>
        </draw:frame>
        <draw:frame draw:style-name="gr14" draw:text-style-name="P9" draw:layer="layout" svg:width="8.274cm" svg:height="0.39cm" svg:x="64.743cm" svg:y="66cm">
          <draw:text-box>
            <text:p text:style-name="P8"><text:span text:style-name="T4">Entry that has been written and included in the game.</text:span></text:p>
          </draw:text-box>
        </draw:frame>
        <draw:frame draw:style-name="gr14" draw:text-style-name="P9" draw:layer="layout" svg:width="8.706cm" svg:height="1.322cm" svg:x="64.5cm" svg:y="67.957cm">
          <draw:text-box>
            <text:p text:style-name="P8"><text:span text:style-name="T4">Entry that is still in the design phase. No concrete plans </text:span></text:p>
            <text:p text:style-name="P8"><text:span text:style-name="T4">exist for this entry, and in fact it may even be discarded</text:span></text:p>
            <text:p text:style-name="P8"><text:span text:style-name="T4"><text:s/></text:span><text:span text:style-name="T4">in the long run.</text:span></text:p>
          </draw:text-box>
        </draw:frame>
        <draw:frame draw:style-name="gr15" draw:text-style-name="P10" draw:layer="layout" svg:width="8.731cm" svg:height="1.322cm" svg:x="64.5cm" svg:y="70.5cm">
          <draw:text-box>
            <text:p text:style-name="P8"><text:span text:style-name="T4">This tech requires an item to be present in the base it is </text:span></text:p>
            <text:p text:style-name="P8"><text:span text:style-name="T4">researched in. The item typically has the same name </text:span></text:p>
            <text:p text:style-name="P8"><text:span text:style-name="T4">as the tech.</text:span></text:p>
          </draw:text-box>
        </draw:frame>
        <draw:frame draw:style-name="gr14" draw:text-style-name="P10" draw:layer="layout" svg:width="8.845cm" svg:height="2.254cm" svg:x="64.5cm" svg:y="73.212cm">
          <draw:text-box>
            <text:p text:style-name="P8"><text:span text:style-name="T4">Optional path. The tech at the end of this path is ONLY </text:span></text:p>
            <text:p text:style-name="P8"><text:span text:style-name="T4">available if the special condition is met. If not, the tech </text:span></text:p>
            <text:p text:style-name="P8"><text:span text:style-name="T4">will not be available to the player for the duration of the </text:span></text:p>
            <text:p text:style-name="P8"><text:span text:style-name="T4">game. There may be multiple conditions for one optional </text:span></text:p>
            <text:p text:style-name="P8"><text:span text:style-name="T4">path.</text:span></text:p>
          </draw:text-box>
        </draw:frame>
        <draw:custom-shape draw:style-name="gr16" draw:text-style-name="P11" draw:layer="layout" svg:width="3.5cm" svg:height="1.5cm" svg:x="57.5cm" svg:y="76cm">
          <text:p text:style-name="P3"><text:span text:style-name="T2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0" draw:layer="layout" svg:width="8.816cm" svg:height="1.788cm" svg:x="64.5cm" svg:y="76cm">
          <draw:text-box>
            <text:p text:style-name="P8"><text:span text:style-name="T4">This is not a researchable tech. It is rather a condition</text:span></text:p>
            <text:p text:style-name="P8"><text:span text:style-name="T4">that must be met for the tech(s) it connects to to become</text:span></text:p>
            <text:p text:style-name="P8"><text:span text:style-name="T4">available. This condition is usually an exception to the</text:span></text:p>
            <text:p text:style-name="P8"><text:span text:style-name="T4">normal flow of the tech tree.</text:span></text:p>
          </draw:text-box>
        </draw:frame>
        <draw:custom-shape draw:style-name="gr16" draw:text-style-name="P12" draw:id="id102" draw:layer="layout" svg:width="3.5cm" svg:height="1.5cm" svg:x="43.5cm" svg:y="34.5cm">
          <text:p text:style-name="P3"><text:span text:style-name="T5">Any recovered</text:span></text:p>
          <text:p text:style-name="P3"><text:span text:style-name="T5">UFO, be it landed</text:span></text:p>
          <text:p text:style-name="P3"><text:span text:style-name="T5">or cra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47cm" svg:y1="35.25cm" svg:x2="48cm" svg:y2="35.25cm" draw:start-shape="id102" draw:start-glue-point="1" draw:end-shape="id10">
          <text:p/>
        </draw:connector>
        <draw:rect draw:style-name="gr17" draw:text-style-name="P4" draw:id="id103" draw:layer="layout" svg:width="3.5cm" svg:height="1.5cm" svg:x="34.5cm" svg:y="14.5cm">
          <text:p text:style-name="P3"><text:span text:style-name="T2">A New Twist</text:span></text:p>
          <text:p text:style-name="P3"><text:span text:style-name="T2">(alternative)</text:span></text:p>
        </draw:rect>
        <draw:rect draw:style-name="gr17" draw:text-style-name="P4" draw:id="id116" draw:layer="layout" svg:width="3.5cm" svg:height="1.5cm" svg:x="43.49cm" svg:y="9.5cm">
          <text:p text:style-name="P3"><text:span text:style-name="T2">The Enemy on</text:span></text:p>
          <text:p text:style-name="P3"><text:span text:style-name="T2">Earth</text:span></text:p>
          <text:p text:style-name="P3"><text:span text:style-name="T2">(alternative)</text:span></text:p>
        </draw:rect>
        <draw:circle draw:style-name="gr3" draw:text-style-name="P4" draw:id="id91" draw:layer="layout" svg:width="1.5cm" svg:height="1.5cm" svg:x="40cm" svg:y="17cm">
          <text:p text:style-name="P3"><text:span text:style-name="T2">Or</text:span></text:p>
        </draw:circle>
        <draw:connector draw:style-name="gr9" draw:text-style-name="P5" draw:layer="layout" svg:x1="38cm" svg:y1="15.25cm" svg:x2="40cm" svg:y2="17.75cm" draw:start-shape="id103" draw:start-glue-point="1" draw:end-shape="id91" draw:end-glue-point="3">
          <text:p/>
        </draw:connector>
        <draw:connector draw:style-name="gr9" draw:text-style-name="P5" draw:layer="layout" svg:x1="40.75cm" svg:y1="18.5cm" svg:x2="40.75cm" svg:y2="29.5cm" draw:start-shape="id91" draw:start-glue-point="2" draw:end-shape="id66" draw:end-glue-point="0">
          <text:p/>
        </draw:connector>
        <draw:connector draw:style-name="gr9" draw:text-style-name="P5" draw:layer="layout" svg:x1="41.5cm" svg:y1="17.75cm" svg:x2="49cm" svg:y2="17.75cm" draw:start-shape="id91" draw:start-glue-point="1" draw:end-shape="id87" draw:end-glue-point="3">
          <text:p/>
        </draw:connector>
        <draw:connector draw:style-name="gr11" draw:text-style-name="P5" draw:layer="layout" draw:type="lines" svg:x1="57.502cm" svg:y1="74cm" svg:x2="61cm" svg:y2="74cm">
          <text:p/>
        </draw:connector>
        <draw:custom-shape draw:style-name="gr16" draw:text-style-name="P12" draw:id="id28" draw:layer="layout" svg:width="3.5cm" svg:height="1.5cm" svg:x="66cm" svg:y="42cm">
          <text:p text:style-name="P3"><text:span text:style-name="T5">Antimatter</text:span></text:p>
          <text:p text:style-name="P3"><text:span text:style-name="T5">researched</text:span></text:p>
          <text:p text:style-name="P3"><text:span text:style-name="T5">before Harv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id="id104" draw:layer="layout" svg:width="3.5cm" svg:height="1.5cm" svg:x="7.5cm" svg:y="32cm">
          <text:p text:style-name="P3"><text:span text:style-name="T5">3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79" draw:layer="layout" svg:width="1.5cm" svg:height="1.5cm" svg:x="13cm" svg:y="32cm">
          <text:p text:style-name="P3"><text:span text:style-name="T2">And</text:span></text:p>
        </draw:circle>
        <draw:connector draw:style-name="gr9" draw:text-style-name="P5" draw:layer="layout" svg:x1="13.75cm" svg:y1="32cm" svg:x2="13.75cm" svg:y2="31cm" draw:start-shape="id79" draw:start-glue-point="0" draw:end-shape="id80" draw:end-glue-point="2">
          <text:p/>
        </draw:connector>
        <draw:connector draw:style-name="gr9" draw:text-style-name="P5" draw:layer="layout" svg:x1="11cm" svg:y1="32.75cm" svg:x2="13cm" svg:y2="32.75cm" draw:start-shape="id104" draw:start-glue-point="1" draw:end-shape="id79" draw:end-glue-point="3">
          <text:p/>
        </draw:connector>
        <draw:circle draw:style-name="gr3" draw:text-style-name="P4" draw:id="id81" draw:layer="layout" svg:width="1.5cm" svg:height="1.5cm" svg:x="13cm" svg:y="27cm">
          <text:p text:style-name="P3"><text:span text:style-name="T2">And</text:span></text:p>
        </draw:circle>
        <draw:connector draw:style-name="gr9" draw:text-style-name="P5" draw:layer="layout" svg:x1="13.75cm" svg:y1="27cm" svg:x2="13.75cm" svg:y2="26cm" draw:start-shape="id81" draw:start-glue-point="0" draw:end-shape="id82" draw:end-glue-point="2">
          <text:p/>
        </draw:connector>
        <draw:custom-shape draw:style-name="gr16" draw:text-style-name="P12" draw:id="id105" draw:layer="layout" svg:width="3.5cm" svg:height="1.5cm" svg:x="7.5cm" svg:y="27cm">
          <text:p text:style-name="P3"><text:span text:style-name="T5">10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11cm" svg:y1="27.75cm" svg:x2="13cm" svg:y2="27.75cm" draw:start-shape="id105" draw:start-glue-point="1" draw:end-shape="id81" draw:end-glue-point="3">
          <text:p/>
        </draw:connector>
        <draw:custom-shape draw:style-name="gr16" draw:text-style-name="P12" draw:id="id106" draw:layer="layout" svg:width="3.5cm" svg:height="1.5cm" svg:x="57.5cm" svg:y="22cm">
          <text:p text:style-name="P3"><text:span text:style-name="T5">Special mission</text:span></text:p>
          <text:p text:style-name="P3"><text:span text:style-name="T5">success</text:span></text:p>
          <text:p text:style-name="P3"><text:span text:style-name="T5">(TODO: elabor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57.5cm" svg:y1="22.75cm" svg:x2="56cm" svg:y2="22.75cm" draw:start-shape="id106" draw:end-shape="id93" draw:end-glue-point="1">
          <text:p/>
        </draw:connector>
        <draw:custom-shape draw:style-name="gr16" draw:text-style-name="P12" draw:id="id112" draw:layer="layout" svg:width="3.5cm" svg:height="1.5cm" svg:x="34.49cm" svg:y="12cm">
          <text:p text:style-name="P3"><text:span text:style-name="T5">Timed event:</text:span></text:p>
          <text:p text:style-name="P3"><text:span text:style-name="T5">A short time after</text:span></text:p>
          <text:p text:style-name="P3"><text:span text:style-name="T5">XVI begins to sp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id="id107" draw:layer="layout" svg:width="3.5cm" svg:height="1.5cm" svg:x="25.5cm" svg:y="19.5cm">
          <text:p text:style-name="P3"><text:span text:style-name="T5">Timed event:</text:span></text:p>
          <text:p text:style-name="P3"><text:span text:style-name="T5">A certain amount</text:span></text:p>
          <text:p text:style-name="P3"><text:span text:style-name="T5">of time has pa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29cm" svg:y1="20.25cm" svg:x2="29cm" svg:y2="20.25cm" draw:start-shape="id107" draw:start-glue-point="1" draw:end-shape="id107">
          <text:p/>
        </draw:connector>
        <draw:custom-shape draw:style-name="gr16" draw:text-style-name="P12" draw:id="id108" draw:layer="layout" svg:width="3.5cm" svg:height="1.5cm" svg:x="25.5cm" svg:y="14.5cm">
          <text:p text:style-name="P3"><text:span text:style-name="T5">Any two alien</text:span></text:p>
          <text:p text:style-name="P3"><text:span text:style-name="T5">autopsies have</text:span></text:p>
          <text:p text:style-name="P3"><text:span text:style-name="T5">been 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109" draw:layer="layout" svg:width="1.5cm" svg:height="1.5cm" svg:x="26.5cm" svg:y="17cm">
          <text:p text:style-name="P3"><text:span text:style-name="T2">And</text:span></text:p>
        </draw:circle>
        <draw:connector draw:style-name="gr9" draw:text-style-name="P5" draw:layer="layout" svg:x1="27.25cm" svg:y1="16cm" svg:x2="27.25cm" svg:y2="17cm" draw:start-shape="id108" draw:start-glue-point="2" draw:end-shape="id109" draw:end-glue-point="0">
          <text:p/>
        </draw:connector>
        <draw:custom-shape draw:style-name="gr16" draw:text-style-name="P12" draw:id="id110" draw:layer="layout" svg:width="3.5cm" svg:height="1.5cm" svg:x="30cm" svg:y="14.5cm">
          <text:p text:style-name="P3"><text:span text:style-name="T5">The Enemy on Earth</text:span></text:p>
          <text:p text:style-name="P3"><text:span text:style-name="T5">has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id="id111" draw:layer="layout" svg:width="3.5cm" svg:height="1.5cm" svg:x="30cm" svg:y="19.5cm">
          <text:p text:style-name="P3"><text:span text:style-name="T5">The Enemy on Earth</text:span></text:p>
          <text:p text:style-name="P3"><text:span text:style-name="T5">has NOT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27.25cm" svg:y1="19.5cm" svg:x2="27.25cm" svg:y2="18.5cm" draw:start-shape="id107" draw:start-glue-point="0" draw:end-shape="id109" draw:end-glue-point="2">
          <text:p/>
        </draw:connector>
        <draw:connector draw:style-name="gr11" draw:text-style-name="P5" draw:layer="layout" draw:line-skew="0.5cm" svg:x1="28cm" svg:y1="17.75cm" svg:x2="30cm" svg:y2="15.25cm" draw:start-shape="id109" draw:start-glue-point="1" draw:end-shape="id110" draw:end-glue-point="3">
          <text:p/>
        </draw:connector>
        <draw:connector draw:style-name="gr11" draw:text-style-name="P5" draw:layer="layout" svg:x1="33.5cm" svg:y1="15.25cm" svg:x2="34.5cm" svg:y2="15.25cm" draw:start-shape="id110" draw:start-glue-point="1" draw:end-shape="id103" draw:end-glue-point="3">
          <text:p/>
        </draw:connector>
        <draw:connector draw:style-name="gr11" draw:text-style-name="P5" draw:layer="layout" draw:line-skew="0.5cm" svg:x1="28cm" svg:y1="17.75cm" svg:x2="30cm" svg:y2="20.25cm" draw:start-shape="id109" draw:start-glue-point="1" draw:end-shape="id111" draw:end-glue-point="3">
          <text:p/>
        </draw:connector>
        <draw:connector draw:style-name="gr11" draw:text-style-name="P5" draw:layer="layout" svg:x1="33.5cm" svg:y1="20.25cm" svg:x2="34.5cm" svg:y2="20.25cm" draw:start-shape="id111" draw:start-glue-point="1" draw:end-shape="id90" draw:end-glue-point="3">
          <text:p/>
        </draw:connector>
        <draw:custom-shape draw:style-name="gr16" draw:text-style-name="P12" draw:id="id113" draw:layer="layout" svg:width="3.5cm" svg:height="1.5cm" svg:x="38.99cm" svg:y="12cm">
          <text:p text:style-name="P3"><text:span text:style-name="T5">A New Twist</text:span></text:p>
          <text:p text:style-name="P3"><text:span text:style-name="T5">has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id="id114" draw:layer="layout" svg:width="3.5cm" svg:height="1.5cm" svg:x="38.99cm" svg:y="9.5cm">
          <text:p text:style-name="P3"><text:span text:style-name="T5">A New Twist</text:span></text:p>
          <text:p text:style-name="P3"><text:span text:style-name="T5">has NOT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37.99cm" svg:y1="12.75cm" svg:x2="38.99cm" svg:y2="12.75cm" draw:start-shape="id112" draw:end-shape="id113" draw:end-glue-point="3">
          <text:p/>
        </draw:connector>
        <draw:connector draw:style-name="gr11" draw:text-style-name="P5" draw:layer="layout" draw:line-skew="0cm -2.501cm 4.5cm" svg:x1="37.99cm" svg:y1="12.75cm" svg:x2="38.99cm" svg:y2="10.25cm" draw:start-shape="id112" draw:start-glue-point="1" draw:end-shape="id114" draw:end-glue-point="3">
          <text:p/>
        </draw:connector>
        <draw:connector draw:style-name="gr11" draw:text-style-name="P5" draw:layer="layout" svg:x1="42.49cm" svg:y1="12.75cm" svg:x2="43.49cm" svg:y2="12.75cm" draw:start-shape="id113" draw:start-glue-point="1" draw:end-shape="id115" draw:end-glue-point="3">
          <text:p/>
        </draw:connector>
        <draw:connector draw:style-name="gr11" draw:text-style-name="P5" draw:layer="layout" svg:x1="42.49cm" svg:y1="10.25cm" svg:x2="43.49cm" svg:y2="10.25cm" draw:start-shape="id114" draw:start-glue-point="1" draw:end-shape="id116" draw:end-glue-point="3">
          <text:p/>
        </draw:connector>
        <draw:circle draw:style-name="gr3" draw:text-style-name="P4" draw:id="id85" draw:layer="layout" svg:width="1.5cm" svg:height="1.5cm" svg:x="49cm" svg:y="12cm">
          <text:p text:style-name="P3"><text:span text:style-name="T2">Or</text:span></text:p>
        </draw:circle>
        <draw:connector draw:style-name="gr9" draw:text-style-name="P5" draw:layer="layout" svg:x1="46.99cm" svg:y1="12.75cm" svg:x2="49cm" svg:y2="12.75cm" draw:start-shape="id115" draw:start-glue-point="1" draw:end-shape="id85" draw:end-glue-point="3">
          <text:p/>
        </draw:connector>
        <draw:connector draw:style-name="gr9" draw:text-style-name="P5" draw:layer="layout" svg:x1="46.99cm" svg:y1="10.25cm" svg:x2="49cm" svg:y2="12.75cm" draw:start-shape="id116" draw:start-glue-point="1" draw:end-shape="id85" draw:end-glue-point="3">
          <text:p/>
        </draw:connector>
        <draw:connector draw:style-name="gr9" draw:text-style-name="P5" draw:layer="layout" svg:x1="49.75cm" svg:y1="13.5cm" svg:x2="49.75cm" svg:y2="17cm" draw:start-shape="id85" draw:start-glue-point="2" draw:end-shape="id87" draw:end-glue-point="0">
          <text:p/>
        </draw:connector>
        <draw:frame draw:style-name="gr14" draw:text-style-name="P9" draw:layer="layout" svg:width="15.242cm" svg:height="0.39cm" svg:x="11.758cm" svg:y="69cm">
          <draw:text-box>
            <text:p text:style-name="P8"><text:span text:style-name="T4">These techs are in need of a good home. The prerequisites for them have not been decided upon.</text:span></text:p>
          </draw:text-box>
        </draw:frame>
        <draw:rect draw:style-name="gr5" draw:text-style-name="P7" draw:layer="layout" svg:width="3.5cm" svg:height="1.5cm" svg:x="7.5cm" svg:y="39.5cm">
          <text:p text:style-name="P6"><text:span text:style-name="T3">Alien Autopsy - </text:span></text:p>
          <text:p text:style-name="P6"><text:span text:style-name="T3">Breeder</text:span></text:p>
        </draw:rect>
        <draw:rect draw:style-name="gr10" draw:text-style-name="P7" draw:id="id118" draw:layer="layout" svg:width="3.5cm" svg:height="1.5cm" svg:x="25.5cm" svg:y="27cm">
          <text:p text:style-name="P6"><text:span text:style-name="T3">Alien Base</text:span></text:p>
        </draw:rect>
        <draw:custom-shape draw:style-name="gr16" draw:text-style-name="P12" draw:id="id117" draw:layer="layout" svg:width="3.5cm" svg:height="1.5cm" svg:x="25.5cm" svg:y="24.5cm">
          <text:p text:style-name="P3"><text:span text:style-name="T5">The first alien base </text:span></text:p>
          <text:p text:style-name="P3"><text:span text:style-name="T5">appears on th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27.25cm" svg:y1="26cm" svg:x2="27.25cm" svg:y2="27cm" draw:start-shape="id117" draw:start-glue-point="2" draw:end-shape="id118" draw:end-glue-point="0">
          <text:p/>
        </draw:connector>
        <draw:connector draw:style-name="gr9" draw:text-style-name="P5" draw:layer="layout" svg:x1="40.75cm" svg:y1="43.5cm" svg:x2="62.5cm" svg:y2="47.75cm" draw:start-shape="id20" draw:start-glue-point="2" draw:end-shape="id29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60%" draw:distance="260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Symmetric_20_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lines" style:display-name="Blue lines" style:family="graphic">
      <style:graphic-properties svg:stroke-color="#9999ff" draw:marker-end="Symmetric_20_Arrow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Bas Fournier</dc:creator>
    <dc:date>2008-04-08T21:28:26</dc:date>
    <meta:editing-cycles>54</meta:editing-cycles>
    <meta:editing-duration>P5DT23H4M53S</meta:editing-duration>
    <meta:user-defined meta:name="Info 1"/>
    <meta:user-defined meta:name="Info 2"/>
    <meta:user-defined meta:name="Info 3"/>
    <meta:user-defined meta:name="Info 4"/>
    <meta:document-statistic meta:object-count="264"/>
  </office:meta>
</office:document-meta>
</file>